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01mm"/>
    </style:style>
    <style:style style:name="co2" style:family="table-column">
      <style:table-column-properties fo:break-before="auto" style:column-width="16.93mm"/>
    </style:style>
    <style:style style:name="co3" style:family="table-column">
      <style:table-column-properties fo:break-before="auto" style:column-width="17.57mm"/>
    </style:style>
    <style:style style:name="co4" style:family="table-column">
      <style:table-column-properties fo:break-before="auto" style:column-width="23.07mm"/>
    </style:style>
    <style:style style:name="co5" style:family="table-column">
      <style:table-column-properties fo:break-before="auto" style:column-width="9.95mm"/>
    </style:style>
    <style:style style:name="ro1" style:family="table-row">
      <style:table-row-properties style:row-height="5.08mm" fo:break-before="auto" style:use-optimal-row-height="true"/>
    </style:style>
    <style:style style:name="ta1" style:family="table" style:master-page-name="PageStyle_5f_List1">
      <style:table-properties table:display="true" style:writing-mode="lr-tb"/>
    </style:style>
    <style:style style:name="ta2" style:family="table" style:master-page-name="PageStyle_5f_List2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6" number:automatic-order="true">
      <number:day number:style="long"/>
      <number:text>. </number:text>
      <number:month number:style="long"/>
      <number:text>. </number:text>
      <number:year number:style="long"/>
    </number:date-style>
    <style:style style:name="ce1" style:family="table-cell" style:parent-style-name="Default">
      <style:table-cell-properties fo:background-color="#d9d9d9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 style:data-style-name="N36">
      <style:table-cell-properties style:diagonal-bl-tr="none" style:diagonal-tl-br="none" fo:border="0.74pt solid #000000" style:rotation-align="none"/>
    </style:style>
    <style:style style:name="ce3" style:family="table-cell" style:parent-style-name="Default" style:data-style-name="N2">
      <style:table-cell-properties fo:background-color="#d9d9d9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 style:data-style-name="N2">
      <style:table-cell-properties style:diagonal-bl-tr="none" style:diagonal-tl-br="none" fo:border="0.74pt solid #000000" style:rotation-align="none"/>
    </style:style>
    <style:style style:name="ce5" style:family="table-cell" style:parent-style-name="Default" style:data-style-name="N2">
      <style:table-cell-properties style:rotation-align="none"/>
    </style:style>
    <style:style style:name="ce6" style:family="table-cell" style:parent-style-name="Default">
      <style:table-cell-properties style:diagonal-bl-tr="none" style:diagonal-tl-br="none" fo:border="0.74pt solid #000000" style:rotation-align="none"/>
    </style:style>
    <style:style style:name="ce7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8" style:family="table-cell" style:parent-style-name="Default" style:data-style-name="N125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List1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3" table:default-cell-style-name="ce5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1010" table:default-cell-style-name="Default"/>
        <table:table-row table:style-name="ro1">
          <table:table-cell>
            <draw:frame table:end-cell-address="List1.G15" table:end-x="13.45mm" table:end-y="1.11mm" draw:z-index="0" draw:name="Grafikon 1" draw:style-name="gr1" draw:text-style-name="P1" svg:width="132.74mm" svg:height="69.57mm" svg:x="2.63mm" svg:y="2.66mm">
              <loext:p draw:notify-on-update-of-ranges="List1.A17:List1.A137 List1.B16:List1.B16 List1.B17:List1.B137 List1.C16:List1.C16 List1.C17:List1.C137 List1.D16:List1.D16 List1.D17:List1.D137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Default" table:number-columns-repeated="3"/>
          <table:table-cell table:number-columns-repeated="1020"/>
        </table:table-row>
        <table:table-row table:style-name="ro1" table:number-rows-repeated="14">
          <table:table-cell/>
          <table:table-cell table:style-name="Default" table:number-columns-repeated="3"/>
          <table:table-cell table:number-columns-repeated="1020"/>
        </table:table-row>
        <table:table-row table:style-name="ro1">
          <table:table-cell table:style-name="ce1" office:value-type="string" calcext:value-type="string">
            <text:p>Datum</text:p>
          </table:table-cell>
          <table:table-cell table:style-name="ce3" office:value-type="string" calcext:value-type="string">
            <text:p>Domino's Pizza</text:p>
          </table:table-cell>
          <table:table-cell table:style-name="ce3" office:value-type="string" calcext:value-type="string">
            <text:p>Papa John's Pizza</text:p>
          </table:table-cell>
          <table:table-cell table:style-name="ce3" office:value-type="string" calcext:value-type="string">
            <text:p>Pizza Hut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1-01" calcext:value-type="date">
            <text:p>01. 01. 2010</text:p>
          </table:table-cell>
          <table:table-cell table:style-name="ce4" office:value-type="float" office:value="8.53" calcext:value-type="float">
            <text:p>8,53</text:p>
          </table:table-cell>
          <table:table-cell table:style-name="ce4" office:value-type="float" office:value="11.845" calcext:value-type="float">
            <text:p>11,85</text:p>
          </table:table-cell>
          <table:table-cell table:style-name="ce4" office:value-type="float" office:value="25.248022" calcext:value-type="float">
            <text:p>25,25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2-01" calcext:value-type="date">
            <text:p>01. 02. 2010</text:p>
          </table:table-cell>
          <table:table-cell table:style-name="ce4" office:value-type="float" office:value="11.38" calcext:value-type="float">
            <text:p>11,38</text:p>
          </table:table-cell>
          <table:table-cell table:style-name="ce4" office:value-type="float" office:value="11.805" calcext:value-type="float">
            <text:p>11,81</text:p>
          </table:table-cell>
          <table:table-cell table:style-name="ce4" office:value-type="float" office:value="24.766356" calcext:value-type="float">
            <text:p>24,77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3-01" calcext:value-type="date">
            <text:p>01. 03. 2010</text:p>
          </table:table-cell>
          <table:table-cell table:style-name="ce4" office:value-type="float" office:value="12.62" calcext:value-type="float">
            <text:p>12,62</text:p>
          </table:table-cell>
          <table:table-cell table:style-name="ce4" office:value-type="float" office:value="12.21" calcext:value-type="float">
            <text:p>12,21</text:p>
          </table:table-cell>
          <table:table-cell table:style-name="ce4" office:value-type="float" office:value="24.277498" calcext:value-type="float">
            <text:p>24,28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4-01" calcext:value-type="date">
            <text:p>01. 04. 2010</text:p>
          </table:table-cell>
          <table:table-cell table:style-name="ce4" office:value-type="float" office:value="13.74" calcext:value-type="float">
            <text:p>13,74</text:p>
          </table:table-cell>
          <table:table-cell table:style-name="ce4" office:value-type="float" office:value="12.89" calcext:value-type="float">
            <text:p>12,89</text:p>
          </table:table-cell>
          <table:table-cell table:style-name="ce4" office:value-type="float" office:value="27.663551" calcext:value-type="float">
            <text:p>27,66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5-01" calcext:value-type="date">
            <text:p>01. 05. 2010</text:p>
          </table:table-cell>
          <table:table-cell table:style-name="ce4" office:value-type="float" office:value="15.59" calcext:value-type="float">
            <text:p>15,59</text:p>
          </table:table-cell>
          <table:table-cell table:style-name="ce4" office:value-type="float" office:value="13.72" calcext:value-type="float">
            <text:p>13,72</text:p>
          </table:table-cell>
          <table:table-cell table:style-name="ce4" office:value-type="float" office:value="30.647017" calcext:value-type="float">
            <text:p>30,65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6-01" calcext:value-type="date">
            <text:p>01. 06. 2010</text:p>
          </table:table-cell>
          <table:table-cell table:style-name="ce4" office:value-type="float" office:value="12.96" calcext:value-type="float">
            <text:p>12,96</text:p>
          </table:table-cell>
          <table:table-cell table:style-name="ce4" office:value-type="float" office:value="12.415" calcext:value-type="float">
            <text:p>12,42</text:p>
          </table:table-cell>
          <table:table-cell table:style-name="ce4" office:value-type="float" office:value="29.309849" calcext:value-type="float">
            <text:p>29,31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7-01" calcext:value-type="date">
            <text:p>01. 07. 2010</text:p>
          </table:table-cell>
          <table:table-cell table:style-name="ce4" office:value-type="float" office:value="11.2" calcext:value-type="float">
            <text:p>11,20</text:p>
          </table:table-cell>
          <table:table-cell table:style-name="ce4" office:value-type="float" office:value="11.545" calcext:value-type="float">
            <text:p>11,55</text:p>
          </table:table-cell>
          <table:table-cell table:style-name="ce4" office:value-type="float" office:value="28.001438" calcext:value-type="float">
            <text:p>28,00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8-01" calcext:value-type="date">
            <text:p>01. 08. 2010</text:p>
          </table:table-cell>
          <table:table-cell table:style-name="ce4" office:value-type="float" office:value="13.04" calcext:value-type="float">
            <text:p>13,04</text:p>
          </table:table-cell>
          <table:table-cell table:style-name="ce4" office:value-type="float" office:value="12.78" calcext:value-type="float">
            <text:p>12,78</text:p>
          </table:table-cell>
          <table:table-cell table:style-name="ce4" office:value-type="float" office:value="30.043135" calcext:value-type="float">
            <text:p>30,04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9-01" calcext:value-type="date">
            <text:p>01. 09. 2010</text:p>
          </table:table-cell>
          <table:table-cell table:style-name="ce4" office:value-type="float" office:value="12.92" calcext:value-type="float">
            <text:p>12,92</text:p>
          </table:table-cell>
          <table:table-cell table:style-name="ce4" office:value-type="float" office:value="12.055" calcext:value-type="float">
            <text:p>12,06</text:p>
          </table:table-cell>
          <table:table-cell table:style-name="ce4" office:value-type="float" office:value="30.194105" calcext:value-type="float">
            <text:p>30,19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0-01" calcext:value-type="date">
            <text:p>01. 10. 2010</text:p>
          </table:table-cell>
          <table:table-cell table:style-name="ce4" office:value-type="float" office:value="13.27" calcext:value-type="float">
            <text:p>13,27</text:p>
          </table:table-cell>
          <table:table-cell table:style-name="ce4" office:value-type="float" office:value="13.31" calcext:value-type="float">
            <text:p>13,31</text:p>
          </table:table-cell>
          <table:table-cell table:style-name="ce4" office:value-type="float" office:value="33.292595" calcext:value-type="float">
            <text:p>33,29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1-01" calcext:value-type="date">
            <text:p>01. 11. 2010</text:p>
          </table:table-cell>
          <table:table-cell table:style-name="ce4" office:value-type="float" office:value="14.95" calcext:value-type="float">
            <text:p>14,95</text:p>
          </table:table-cell>
          <table:table-cell table:style-name="ce4" office:value-type="float" office:value="12.995" calcext:value-type="float">
            <text:p>13,00</text:p>
          </table:table-cell>
          <table:table-cell table:style-name="ce4" office:value-type="float" office:value="35.873474" calcext:value-type="float">
            <text:p>35,87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2-01" calcext:value-type="date">
            <text:p>01. 12. 2010</text:p>
          </table:table-cell>
          <table:table-cell table:style-name="ce4" office:value-type="float" office:value="14.97" calcext:value-type="float">
            <text:p>14,97</text:p>
          </table:table-cell>
          <table:table-cell table:style-name="ce4" office:value-type="float" office:value="12.845" calcext:value-type="float">
            <text:p>12,85</text:p>
          </table:table-cell>
          <table:table-cell table:style-name="ce4" office:value-type="float" office:value="36.542057" calcext:value-type="float">
            <text:p>36,54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1-01" calcext:value-type="date">
            <text:p>01. 01. 2011</text:p>
          </table:table-cell>
          <table:table-cell table:style-name="ce4" office:value-type="float" office:value="16.1" calcext:value-type="float">
            <text:p>16,10</text:p>
          </table:table-cell>
          <table:table-cell table:style-name="ce4" office:value-type="float" office:value="13.95" calcext:value-type="float">
            <text:p>13,95</text:p>
          </table:table-cell>
          <table:table-cell table:style-name="ce4" office:value-type="float" office:value="35.442127" calcext:value-type="float">
            <text:p>35,44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2-01" calcext:value-type="date">
            <text:p>01. 02. 2011</text:p>
          </table:table-cell>
          <table:table-cell table:style-name="ce4" office:value-type="float" office:value="16.5" calcext:value-type="float">
            <text:p>16,50</text:p>
          </table:table-cell>
          <table:table-cell table:style-name="ce4" office:value-type="float" office:value="14.4" calcext:value-type="float">
            <text:p>14,40</text:p>
          </table:table-cell>
          <table:table-cell table:style-name="ce4" office:value-type="float" office:value="33.738319" calcext:value-type="float">
            <text:p>33,74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3-01" calcext:value-type="date">
            <text:p>01. 03. 2011</text:p>
          </table:table-cell>
          <table:table-cell table:style-name="ce4" office:value-type="float" office:value="16.49" calcext:value-type="float">
            <text:p>16,49</text:p>
          </table:table-cell>
          <table:table-cell table:style-name="ce4" office:value-type="float" office:value="14.615" calcext:value-type="float">
            <text:p>14,62</text:p>
          </table:table-cell>
          <table:table-cell table:style-name="ce4" office:value-type="float" office:value="36.362328" calcext:value-type="float">
            <text:p>36,36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4-01" calcext:value-type="date">
            <text:p>01. 04. 2011</text:p>
          </table:table-cell>
          <table:table-cell table:style-name="ce4" office:value-type="float" office:value="18.5" calcext:value-type="float">
            <text:p>18,50</text:p>
          </table:table-cell>
          <table:table-cell table:style-name="ce4" office:value-type="float" office:value="15.875" calcext:value-type="float">
            <text:p>15,88</text:p>
          </table:table-cell>
          <table:table-cell table:style-name="ce4" office:value-type="float" office:value="37.009346" calcext:value-type="float">
            <text:p>37,01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5-01" calcext:value-type="date">
            <text:p>01. 05. 2011</text:p>
          </table:table-cell>
          <table:table-cell table:style-name="ce4" office:value-type="float" office:value="18.58" calcext:value-type="float">
            <text:p>18,58</text:p>
          </table:table-cell>
          <table:table-cell table:style-name="ce4" office:value-type="float" office:value="15" calcext:value-type="float">
            <text:p>15,00</text:p>
          </table:table-cell>
          <table:table-cell table:style-name="ce4" office:value-type="float" office:value="38.670021" calcext:value-type="float">
            <text:p>38,67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6-01" calcext:value-type="date">
            <text:p>01. 06. 2011</text:p>
          </table:table-cell>
          <table:table-cell table:style-name="ce4" office:value-type="float" office:value="24.85" calcext:value-type="float">
            <text:p>24,85</text:p>
          </table:table-cell>
          <table:table-cell table:style-name="ce4" office:value-type="float" office:value="16.610001" calcext:value-type="float">
            <text:p>16,61</text:p>
          </table:table-cell>
          <table:table-cell table:style-name="ce4" office:value-type="float" office:value="39.755573" calcext:value-type="float">
            <text:p>39,76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7-01" calcext:value-type="date">
            <text:p>01. 07. 2011</text:p>
          </table:table-cell>
          <table:table-cell table:style-name="ce4" office:value-type="float" office:value="25.25" calcext:value-type="float">
            <text:p>25,25</text:p>
          </table:table-cell>
          <table:table-cell table:style-name="ce4" office:value-type="float" office:value="16.655001" calcext:value-type="float">
            <text:p>16,66</text:p>
          </table:table-cell>
          <table:table-cell table:style-name="ce4" office:value-type="float" office:value="39.748383" calcext:value-type="float">
            <text:p>39,75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01" calcext:value-type="date">
            <text:p>01. 08. 2011</text:p>
          </table:table-cell>
          <table:table-cell table:style-name="ce4" office:value-type="float" office:value="27.139999" calcext:value-type="float">
            <text:p>27,14</text:p>
          </table:table-cell>
          <table:table-cell table:style-name="ce4" office:value-type="float" office:value="15.695" calcext:value-type="float">
            <text:p>15,70</text:p>
          </table:table-cell>
          <table:table-cell table:style-name="ce4" office:value-type="float" office:value="38.382458" calcext:value-type="float">
            <text:p>38,38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9-01" calcext:value-type="date">
            <text:p>01. 09. 2011</text:p>
          </table:table-cell>
          <table:table-cell table:style-name="ce4" office:value-type="float" office:value="27.65" calcext:value-type="float">
            <text:p>27,65</text:p>
          </table:table-cell>
          <table:table-cell table:style-name="ce4" office:value-type="float" office:value="14.85" calcext:value-type="float">
            <text:p>14,85</text:p>
          </table:table-cell>
          <table:table-cell table:style-name="ce4" office:value-type="float" office:value="39.058231" calcext:value-type="float">
            <text:p>39,06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10-01" calcext:value-type="date">
            <text:p>01. 10. 2011</text:p>
          </table:table-cell>
          <table:table-cell table:style-name="ce4" office:value-type="float" office:value="27.16" calcext:value-type="float">
            <text:p>27,16</text:p>
          </table:table-cell>
          <table:table-cell table:style-name="ce4" office:value-type="float" office:value="15.125" calcext:value-type="float">
            <text:p>15,13</text:p>
          </table:table-cell>
          <table:table-cell table:style-name="ce4" office:value-type="float" office:value="35.420559" calcext:value-type="float">
            <text:p>35,42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11-01" calcext:value-type="date">
            <text:p>01. 11. 2011</text:p>
          </table:table-cell>
          <table:table-cell table:style-name="ce4" office:value-type="float" office:value="31.360001" calcext:value-type="float">
            <text:p>31,36</text:p>
          </table:table-cell>
          <table:table-cell table:style-name="ce4" office:value-type="float" office:value="16.43" calcext:value-type="float">
            <text:p>16,43</text:p>
          </table:table-cell>
          <table:table-cell table:style-name="ce4" office:value-type="float" office:value="37.749821" calcext:value-type="float">
            <text:p>37,75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12-01" calcext:value-type="date">
            <text:p>01. 12. 2011</text:p>
          </table:table-cell>
          <table:table-cell table:style-name="ce4" office:value-type="float" office:value="32.77" calcext:value-type="float">
            <text:p>32,77</text:p>
          </table:table-cell>
          <table:table-cell table:style-name="ce4" office:value-type="float" office:value="19.105" calcext:value-type="float">
            <text:p>19,11</text:p>
          </table:table-cell>
          <table:table-cell table:style-name="ce4" office:value-type="float" office:value="40.330696" calcext:value-type="float">
            <text:p>40,33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2-01-01" calcext:value-type="date">
            <text:p>01. 01. 2012</text:p>
          </table:table-cell>
          <table:table-cell table:style-name="ce4" office:value-type="float" office:value="34.580002" calcext:value-type="float">
            <text:p>34,58</text:p>
          </table:table-cell>
          <table:table-cell table:style-name="ce4" office:value-type="float" office:value="19.225" calcext:value-type="float">
            <text:p>19,23</text:p>
          </table:table-cell>
          <table:table-cell table:style-name="ce4" office:value-type="float" office:value="42.854061" calcext:value-type="float">
            <text:p>42,85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2-02-01" calcext:value-type="date">
            <text:p>01. 02. 2012</text:p>
          </table:table-cell>
          <table:table-cell table:style-name="ce4" office:value-type="float" office:value="32.700001" calcext:value-type="float">
            <text:p>32,70</text:p>
          </table:table-cell>
          <table:table-cell table:style-name="ce4" office:value-type="float" office:value="19.355" calcext:value-type="float">
            <text:p>19,36</text:p>
          </table:table-cell>
          <table:table-cell table:style-name="ce4" office:value-type="float" office:value="45.830338" calcext:value-type="float">
            <text:p>45,83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2-03-01" calcext:value-type="date">
            <text:p>01. 03. 2012</text:p>
          </table:table-cell>
          <table:table-cell table:style-name="ce4" office:value-type="float" office:value="38.759998" calcext:value-type="float">
            <text:p>38,76</text:p>
          </table:table-cell>
          <table:table-cell table:style-name="ce4" office:value-type="float" office:value="18.610001" calcext:value-type="float">
            <text:p>18,61</text:p>
          </table:table-cell>
          <table:table-cell table:style-name="ce4" office:value-type="float" office:value="47.613228" calcext:value-type="float">
            <text:p>47,61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2-04-01" calcext:value-type="date">
            <text:p>01. 04. 2012</text:p>
          </table:table-cell>
          <table:table-cell table:style-name="ce4" office:value-type="float" office:value="36.299999" calcext:value-type="float">
            <text:p>36,30</text:p>
          </table:table-cell>
          <table:table-cell table:style-name="ce4" office:value-type="float" office:value="18.805" calcext:value-type="float">
            <text:p>18,81</text:p>
          </table:table-cell>
          <table:table-cell table:style-name="ce4" office:value-type="float" office:value="51.114307" calcext:value-type="float">
            <text:p>51,11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2-05-01" calcext:value-type="date">
            <text:p>01. 05. 2012</text:p>
          </table:table-cell>
          <table:table-cell table:style-name="ce4" office:value-type="float" office:value="33.810001" calcext:value-type="float">
            <text:p>33,81</text:p>
          </table:table-cell>
          <table:table-cell table:style-name="ce4" office:value-type="float" office:value="19.66" calcext:value-type="float">
            <text:p>19,66</text:p>
          </table:table-cell>
          <table:table-cell table:style-name="ce4" office:value-type="float" office:value="52.49461" calcext:value-type="float">
            <text:p>52,49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2-06-01" calcext:value-type="date">
            <text:p>01. 06. 2012</text:p>
          </table:table-cell>
          <table:table-cell table:style-name="ce4" office:value-type="float" office:value="30.07" calcext:value-type="float">
            <text:p>30,07</text:p>
          </table:table-cell>
          <table:table-cell table:style-name="ce4" office:value-type="float" office:value="22.975" calcext:value-type="float">
            <text:p>22,98</text:p>
          </table:table-cell>
          <table:table-cell table:style-name="ce4" office:value-type="float" office:value="48.698776" calcext:value-type="float">
            <text:p>48,70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2-07-01" calcext:value-type="date">
            <text:p>01. 07. 2012</text:p>
          </table:table-cell>
          <table:table-cell table:style-name="ce4" office:value-type="float" office:value="30.950001" calcext:value-type="float">
            <text:p>30,95</text:p>
          </table:table-cell>
          <table:table-cell table:style-name="ce4" office:value-type="float" office:value="23.790001" calcext:value-type="float">
            <text:p>23,79</text:p>
          </table:table-cell>
          <table:table-cell table:style-name="ce4" office:value-type="float" office:value="46.20417" calcext:value-type="float">
            <text:p>46,20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2-08-01" calcext:value-type="date">
            <text:p>01. 08. 2012</text:p>
          </table:table-cell>
          <table:table-cell table:style-name="ce4" office:value-type="float" office:value="34.52" calcext:value-type="float">
            <text:p>34,52</text:p>
          </table:table-cell>
          <table:table-cell table:style-name="ce4" office:value-type="float" office:value="27.5" calcext:value-type="float">
            <text:p>27,50</text:p>
          </table:table-cell>
          <table:table-cell table:style-name="ce4" office:value-type="float" office:value="46.858376" calcext:value-type="float">
            <text:p>46,86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2-09-01" calcext:value-type="date">
            <text:p>01. 09. 2012</text:p>
          </table:table-cell>
          <table:table-cell table:style-name="ce4" office:value-type="float" office:value="35.380001" calcext:value-type="float">
            <text:p>35,38</text:p>
          </table:table-cell>
          <table:table-cell table:style-name="ce4" office:value-type="float" office:value="25.75" calcext:value-type="float">
            <text:p>25,75</text:p>
          </table:table-cell>
          <table:table-cell table:style-name="ce4" office:value-type="float" office:value="45.636234" calcext:value-type="float">
            <text:p>45,64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2-10-01" calcext:value-type="date">
            <text:p>01. 10. 2012</text:p>
          </table:table-cell>
          <table:table-cell table:style-name="ce4" office:value-type="float" office:value="37.740002" calcext:value-type="float">
            <text:p>37,74</text:p>
          </table:table-cell>
          <table:table-cell table:style-name="ce4" office:value-type="float" office:value="26.73" calcext:value-type="float">
            <text:p>26,73</text:p>
          </table:table-cell>
          <table:table-cell table:style-name="ce4" office:value-type="float" office:value="48.023006" calcext:value-type="float">
            <text:p>48,02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2-11-01" calcext:value-type="date">
            <text:p>01. 11. 2012</text:p>
          </table:table-cell>
          <table:table-cell table:style-name="ce4" office:value-type="float" office:value="40.73" calcext:value-type="float">
            <text:p>40,73</text:p>
          </table:table-cell>
          <table:table-cell table:style-name="ce4" office:value-type="float" office:value="26.545" calcext:value-type="float">
            <text:p>26,55</text:p>
          </table:table-cell>
          <table:table-cell table:style-name="ce4" office:value-type="float" office:value="50.38102" calcext:value-type="float">
            <text:p>50,38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2-12-01" calcext:value-type="date">
            <text:p>01. 12. 2012</text:p>
          </table:table-cell>
          <table:table-cell table:style-name="ce4" office:value-type="float" office:value="41.939999" calcext:value-type="float">
            <text:p>41,94</text:p>
          </table:table-cell>
          <table:table-cell table:style-name="ce4" office:value-type="float" office:value="26.6" calcext:value-type="float">
            <text:p>26,60</text:p>
          </table:table-cell>
          <table:table-cell table:style-name="ce4" office:value-type="float" office:value="48.253056" calcext:value-type="float">
            <text:p>48,25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3-01-01" calcext:value-type="date">
            <text:p>01. 01. 2013</text:p>
          </table:table-cell>
          <table:table-cell table:style-name="ce4" office:value-type="float" office:value="44.18" calcext:value-type="float">
            <text:p>44,18</text:p>
          </table:table-cell>
          <table:table-cell table:style-name="ce4" office:value-type="float" office:value="28.004999" calcext:value-type="float">
            <text:p>28,00</text:p>
          </table:table-cell>
          <table:table-cell table:style-name="ce4" office:value-type="float" office:value="48.526241" calcext:value-type="float">
            <text:p>48,53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3-02-01" calcext:value-type="date">
            <text:p>01. 02. 2013</text:p>
          </table:table-cell>
          <table:table-cell table:style-name="ce4" office:value-type="float" office:value="46.91" calcext:value-type="float">
            <text:p>46,91</text:p>
          </table:table-cell>
          <table:table-cell table:style-name="ce4" office:value-type="float" office:value="28.195" calcext:value-type="float">
            <text:p>28,20</text:p>
          </table:table-cell>
          <table:table-cell table:style-name="ce4" office:value-type="float" office:value="46.887131" calcext:value-type="float">
            <text:p>46,89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3-03-01" calcext:value-type="date">
            <text:p>01. 03. 2013</text:p>
          </table:table-cell>
          <table:table-cell table:style-name="ce4" office:value-type="float" office:value="47.490002" calcext:value-type="float">
            <text:p>47,49</text:p>
          </table:table-cell>
          <table:table-cell table:style-name="ce4" office:value-type="float" office:value="25.84" calcext:value-type="float">
            <text:p>25,84</text:p>
          </table:table-cell>
          <table:table-cell table:style-name="ce4" office:value-type="float" office:value="46.649891" calcext:value-type="float">
            <text:p>46,65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3-04-01" calcext:value-type="date">
            <text:p>01. 04. 2013</text:p>
          </table:table-cell>
          <table:table-cell table:style-name="ce4" office:value-type="float" office:value="51.439999" calcext:value-type="float">
            <text:p>51,44</text:p>
          </table:table-cell>
          <table:table-cell table:style-name="ce4" office:value-type="float" office:value="30.84" calcext:value-type="float">
            <text:p>30,84</text:p>
          </table:table-cell>
          <table:table-cell table:style-name="ce4" office:value-type="float" office:value="51.710999" calcext:value-type="float">
            <text:p>51,71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3-05-01" calcext:value-type="date">
            <text:p>01. 05. 2013</text:p>
          </table:table-cell>
          <table:table-cell table:style-name="ce4" office:value-type="float" office:value="55.220001" calcext:value-type="float">
            <text:p>55,22</text:p>
          </table:table-cell>
          <table:table-cell table:style-name="ce4" office:value-type="float" office:value="31.610001" calcext:value-type="float">
            <text:p>31,61</text:p>
          </table:table-cell>
          <table:table-cell table:style-name="ce4" office:value-type="float" office:value="48.734722" calcext:value-type="float">
            <text:p>48,73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3-06-01" calcext:value-type="date">
            <text:p>01. 06. 2013</text:p>
          </table:table-cell>
          <table:table-cell table:style-name="ce4" office:value-type="float" office:value="59.189999" calcext:value-type="float">
            <text:p>59,19</text:p>
          </table:table-cell>
          <table:table-cell table:style-name="ce4" office:value-type="float" office:value="32.209999" calcext:value-type="float">
            <text:p>32,21</text:p>
          </table:table-cell>
          <table:table-cell table:style-name="ce4" office:value-type="float" office:value="48.734722" calcext:value-type="float">
            <text:p>48,73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3-07-01" calcext:value-type="date">
            <text:p>01. 07. 2013</text:p>
          </table:table-cell>
          <table:table-cell table:style-name="ce4" office:value-type="float" office:value="58.599998" calcext:value-type="float">
            <text:p>58,60</text:p>
          </table:table-cell>
          <table:table-cell table:style-name="ce4" office:value-type="float" office:value="32.849998" calcext:value-type="float">
            <text:p>32,85</text:p>
          </table:table-cell>
          <table:table-cell table:style-name="ce4" office:value-type="float" office:value="50.035946" calcext:value-type="float">
            <text:p>50,04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3-08-01" calcext:value-type="date">
            <text:p>01. 08. 2013</text:p>
          </table:table-cell>
          <table:table-cell table:style-name="ce4" office:value-type="float" office:value="63" calcext:value-type="float">
            <text:p>63,00</text:p>
          </table:table-cell>
          <table:table-cell table:style-name="ce4" office:value-type="float" office:value="32.799999" calcext:value-type="float">
            <text:p>32,80</text:p>
          </table:table-cell>
          <table:table-cell table:style-name="ce4" office:value-type="float" office:value="52.839684" calcext:value-type="float">
            <text:p>52,84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3-09-01" calcext:value-type="date">
            <text:p>01. 09. 2013</text:p>
          </table:table-cell>
          <table:table-cell table:style-name="ce4" office:value-type="float" office:value="61.619999" calcext:value-type="float">
            <text:p>61,62</text:p>
          </table:table-cell>
          <table:table-cell table:style-name="ce4" office:value-type="float" office:value="34.389999" calcext:value-type="float">
            <text:p>34,39</text:p>
          </table:table-cell>
          <table:table-cell table:style-name="ce4" office:value-type="float" office:value="50.855499" calcext:value-type="float">
            <text:p>50,86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3-10-01" calcext:value-type="date">
            <text:p>01. 10. 2013</text:p>
          </table:table-cell>
          <table:table-cell table:style-name="ce4" office:value-type="float" office:value="68.120003" calcext:value-type="float">
            <text:p>68,12</text:p>
          </table:table-cell>
          <table:table-cell table:style-name="ce4" office:value-type="float" office:value="34.775002" calcext:value-type="float">
            <text:p>34,78</text:p>
          </table:table-cell>
          <table:table-cell table:style-name="ce4" office:value-type="float" office:value="51.459381" calcext:value-type="float">
            <text:p>51,46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3-11-01" calcext:value-type="date">
            <text:p>01. 11. 2013</text:p>
          </table:table-cell>
          <table:table-cell table:style-name="ce4" office:value-type="float" office:value="67.190002" calcext:value-type="float">
            <text:p>67,19</text:p>
          </table:table-cell>
          <table:table-cell table:style-name="ce4" office:value-type="float" office:value="37.904999" calcext:value-type="float">
            <text:p>37,90</text:p>
          </table:table-cell>
          <table:table-cell table:style-name="ce4" office:value-type="float" office:value="48.60532" calcext:value-type="float">
            <text:p>48,61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3-12-01" calcext:value-type="date">
            <text:p>01. 12. 2013</text:p>
          </table:table-cell>
          <table:table-cell table:style-name="ce4" office:value-type="float" office:value="68.940002" calcext:value-type="float">
            <text:p>68,94</text:p>
          </table:table-cell>
          <table:table-cell table:style-name="ce4" office:value-type="float" office:value="42.709999" calcext:value-type="float">
            <text:p>42,71</text:p>
          </table:table-cell>
          <table:table-cell table:style-name="ce4" office:value-type="float" office:value="55.758446" calcext:value-type="float">
            <text:p>55,76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4-01-01" calcext:value-type="date">
            <text:p>01. 01. 2014</text:p>
          </table:table-cell>
          <table:table-cell table:style-name="ce4" office:value-type="float" office:value="69.650002" calcext:value-type="float">
            <text:p>69,65</text:p>
          </table:table-cell>
          <table:table-cell table:style-name="ce4" office:value-type="float" office:value="46.509998" calcext:value-type="float">
            <text:p>46,51</text:p>
          </table:table-cell>
          <table:table-cell table:style-name="ce4" office:value-type="float" office:value="54.191231" calcext:value-type="float">
            <text:p>54,19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4-02-01" calcext:value-type="date">
            <text:p>01. 02. 2014</text:p>
          </table:table-cell>
          <table:table-cell table:style-name="ce4" office:value-type="float" office:value="70.690002" calcext:value-type="float">
            <text:p>70,69</text:p>
          </table:table-cell>
          <table:table-cell table:style-name="ce4" office:value-type="float" office:value="48.200001" calcext:value-type="float">
            <text:p>48,20</text:p>
          </table:table-cell>
          <table:table-cell table:style-name="ce4" office:value-type="float" office:value="48.425594" calcext:value-type="float">
            <text:p>48,43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4-03-01" calcext:value-type="date">
            <text:p>01. 03. 2014</text:p>
          </table:table-cell>
          <table:table-cell table:style-name="ce4" office:value-type="float" office:value="78.279999" calcext:value-type="float">
            <text:p>78,28</text:p>
          </table:table-cell>
          <table:table-cell table:style-name="ce4" office:value-type="float" office:value="50.380001" calcext:value-type="float">
            <text:p>50,38</text:p>
          </table:table-cell>
          <table:table-cell table:style-name="ce4" office:value-type="float" office:value="52.724659" calcext:value-type="float">
            <text:p>52,72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4-04-01" calcext:value-type="date">
            <text:p>01. 04. 2014</text:p>
          </table:table-cell>
          <table:table-cell table:style-name="ce4" office:value-type="float" office:value="77" calcext:value-type="float">
            <text:p>77,00</text:p>
          </table:table-cell>
          <table:table-cell table:style-name="ce4" office:value-type="float" office:value="52.32" calcext:value-type="float">
            <text:p>52,32</text:p>
          </table:table-cell>
          <table:table-cell table:style-name="ce4" office:value-type="float" office:value="54.284687" calcext:value-type="float">
            <text:p>54,28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4-05-01" calcext:value-type="date">
            <text:p>01. 05. 2014</text:p>
          </table:table-cell>
          <table:table-cell table:style-name="ce4" office:value-type="float" office:value="74.580002" calcext:value-type="float">
            <text:p>74,58</text:p>
          </table:table-cell>
          <table:table-cell table:style-name="ce4" office:value-type="float" office:value="43.810001" calcext:value-type="float">
            <text:p>43,81</text:p>
          </table:table-cell>
          <table:table-cell table:style-name="ce4" office:value-type="float" office:value="55.298347" calcext:value-type="float">
            <text:p>55,30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4-06-01" calcext:value-type="date">
            <text:p>01. 06. 2014</text:p>
          </table:table-cell>
          <table:table-cell table:style-name="ce4" office:value-type="float" office:value="72.589996" calcext:value-type="float">
            <text:p>72,59</text:p>
          </table:table-cell>
          <table:table-cell table:style-name="ce4" office:value-type="float" office:value="43.299999" calcext:value-type="float">
            <text:p>43,30</text:p>
          </table:table-cell>
          <table:table-cell table:style-name="ce4" office:value-type="float" office:value="55.327103" calcext:value-type="float">
            <text:p>55,33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4-07-01" calcext:value-type="date">
            <text:p>01. 07. 2014</text:p>
          </table:table-cell>
          <table:table-cell table:style-name="ce4" office:value-type="float" office:value="73.239998" calcext:value-type="float">
            <text:p>73,24</text:p>
          </table:table-cell>
          <table:table-cell table:style-name="ce4" office:value-type="float" office:value="42.389999" calcext:value-type="float">
            <text:p>42,39</text:p>
          </table:table-cell>
          <table:table-cell table:style-name="ce4" office:value-type="float" office:value="58.677212" calcext:value-type="float">
            <text:p>58,68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4-08-01" calcext:value-type="date">
            <text:p>01. 08. 2014</text:p>
          </table:table-cell>
          <table:table-cell table:style-name="ce4" office:value-type="float" office:value="71.599998" calcext:value-type="float">
            <text:p>71,60</text:p>
          </table:table-cell>
          <table:table-cell table:style-name="ce4" office:value-type="float" office:value="42.029999" calcext:value-type="float">
            <text:p>42,03</text:p>
          </table:table-cell>
          <table:table-cell table:style-name="ce4" office:value-type="float" office:value="49.942486" calcext:value-type="float">
            <text:p>49,94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4-09-01" calcext:value-type="date">
            <text:p>01. 09. 2014</text:p>
          </table:table-cell>
          <table:table-cell table:style-name="ce4" office:value-type="float" office:value="75.650002" calcext:value-type="float">
            <text:p>75,65</text:p>
          </table:table-cell>
          <table:table-cell table:style-name="ce4" office:value-type="float" office:value="39.610001" calcext:value-type="float">
            <text:p>39,61</text:p>
          </table:table-cell>
          <table:table-cell table:style-name="ce4" office:value-type="float" office:value="51.761322" calcext:value-type="float">
            <text:p>51,76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4-10-01" calcext:value-type="date">
            <text:p>01. 10. 2014</text:p>
          </table:table-cell>
          <table:table-cell table:style-name="ce4" office:value-type="float" office:value="76.900002" calcext:value-type="float">
            <text:p>76,90</text:p>
          </table:table-cell>
          <table:table-cell table:style-name="ce4" office:value-type="float" office:value="40.18" calcext:value-type="float">
            <text:p>40,18</text:p>
          </table:table-cell>
          <table:table-cell table:style-name="ce4" office:value-type="float" office:value="51.710999" calcext:value-type="float">
            <text:p>51,71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4-11-01" calcext:value-type="date">
            <text:p>01. 11. 2014</text:p>
          </table:table-cell>
          <table:table-cell table:style-name="ce4" office:value-type="float" office:value="89.150002" calcext:value-type="float">
            <text:p>89,15</text:p>
          </table:table-cell>
          <table:table-cell table:style-name="ce4" office:value-type="float" office:value="46.610001" calcext:value-type="float">
            <text:p>46,61</text:p>
          </table:table-cell>
          <table:table-cell table:style-name="ce4" office:value-type="float" office:value="51.560028" calcext:value-type="float">
            <text:p>51,56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4-12-01" calcext:value-type="date">
            <text:p>01. 12. 2014</text:p>
          </table:table-cell>
          <table:table-cell table:style-name="ce4" office:value-type="float" office:value="93.790001" calcext:value-type="float">
            <text:p>93,79</text:p>
          </table:table-cell>
          <table:table-cell table:style-name="ce4" office:value-type="float" office:value="52.900002" calcext:value-type="float">
            <text:p>52,90</text:p>
          </table:table-cell>
          <table:table-cell table:style-name="ce4" office:value-type="float" office:value="54.356579" calcext:value-type="float">
            <text:p>54,36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5-01-01" calcext:value-type="date">
            <text:p>01. 01. 2015</text:p>
          </table:table-cell>
          <table:table-cell table:style-name="ce4" office:value-type="float" office:value="94.300003" calcext:value-type="float">
            <text:p>94,30</text:p>
          </table:table-cell>
          <table:table-cell table:style-name="ce4" office:value-type="float" office:value="56.349998" calcext:value-type="float">
            <text:p>56,35</text:p>
          </table:table-cell>
          <table:table-cell table:style-name="ce4" office:value-type="float" office:value="52.796551" calcext:value-type="float">
            <text:p>52,80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5-02-01" calcext:value-type="date">
            <text:p>01. 02. 2015</text:p>
          </table:table-cell>
          <table:table-cell table:style-name="ce4" office:value-type="float" office:value="99.599998" calcext:value-type="float">
            <text:p>99,60</text:p>
          </table:table-cell>
          <table:table-cell table:style-name="ce4" office:value-type="float" office:value="63.599998" calcext:value-type="float">
            <text:p>63,60</text:p>
          </table:table-cell>
          <table:table-cell table:style-name="ce4" office:value-type="float" office:value="52.077641" calcext:value-type="float">
            <text:p>52,08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5-03-01" calcext:value-type="date">
            <text:p>01. 03. 2015</text:p>
          </table:table-cell>
          <table:table-cell table:style-name="ce4" office:value-type="float" office:value="101.910004" calcext:value-type="float">
            <text:p>101,91</text:p>
          </table:table-cell>
          <table:table-cell table:style-name="ce4" office:value-type="float" office:value="62.09" calcext:value-type="float">
            <text:p>62,09</text:p>
          </table:table-cell>
          <table:table-cell table:style-name="ce4" office:value-type="float" office:value="58.231487" calcext:value-type="float">
            <text:p>58,23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5-04-01" calcext:value-type="date">
            <text:p>01. 04. 2015</text:p>
          </table:table-cell>
          <table:table-cell table:style-name="ce4" office:value-type="float" office:value="100.279999" calcext:value-type="float">
            <text:p>100,28</text:p>
          </table:table-cell>
          <table:table-cell table:style-name="ce4" office:value-type="float" office:value="61.849998" calcext:value-type="float">
            <text:p>61,85</text:p>
          </table:table-cell>
          <table:table-cell table:style-name="ce4" office:value-type="float" office:value="56.542057" calcext:value-type="float">
            <text:p>56,54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5-05-01" calcext:value-type="date">
            <text:p>01. 05. 2015</text:p>
          </table:table-cell>
          <table:table-cell table:style-name="ce4" office:value-type="float" office:value="108.559998" calcext:value-type="float">
            <text:p>108,56</text:p>
          </table:table-cell>
          <table:table-cell table:style-name="ce4" office:value-type="float" office:value="61.740002" calcext:value-type="float">
            <text:p>61,74</text:p>
          </table:table-cell>
          <table:table-cell table:style-name="ce4" office:value-type="float" office:value="62.185478" calcext:value-type="float">
            <text:p>62,19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5-06-01" calcext:value-type="date">
            <text:p>01. 06. 2015</text:p>
          </table:table-cell>
          <table:table-cell table:style-name="ce4" office:value-type="float" office:value="109.580002" calcext:value-type="float">
            <text:p>109,58</text:p>
          </table:table-cell>
          <table:table-cell table:style-name="ce4" office:value-type="float" office:value="69.169998" calcext:value-type="float">
            <text:p>69,17</text:p>
          </table:table-cell>
          <table:table-cell table:style-name="ce4" office:value-type="float" office:value="64.601006" calcext:value-type="float">
            <text:p>64,60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5-07-01" calcext:value-type="date">
            <text:p>01. 07. 2015</text:p>
          </table:table-cell>
          <table:table-cell table:style-name="ce4" office:value-type="float" office:value="114.769997" calcext:value-type="float">
            <text:p>114,77</text:p>
          </table:table-cell>
          <table:table-cell table:style-name="ce4" office:value-type="float" office:value="76.230003" calcext:value-type="float">
            <text:p>76,23</text:p>
          </table:table-cell>
          <table:table-cell table:style-name="ce4" office:value-type="float" office:value="65.499641" calcext:value-type="float">
            <text:p>65,50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5-08-01" calcext:value-type="date">
            <text:p>01. 08. 2015</text:p>
          </table:table-cell>
          <table:table-cell table:style-name="ce4" office:value-type="float" office:value="113.839996" calcext:value-type="float">
            <text:p>113,84</text:p>
          </table:table-cell>
          <table:table-cell table:style-name="ce4" office:value-type="float" office:value="75.379997" calcext:value-type="float">
            <text:p>75,38</text:p>
          </table:table-cell>
          <table:table-cell table:style-name="ce4" office:value-type="float" office:value="63.292595" calcext:value-type="float">
            <text:p>63,29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5-09-01" calcext:value-type="date">
            <text:p>01. 09. 2015</text:p>
          </table:table-cell>
          <table:table-cell table:style-name="ce4" office:value-type="float" office:value="103.760002" calcext:value-type="float">
            <text:p>103,76</text:p>
          </table:table-cell>
          <table:table-cell table:style-name="ce4" office:value-type="float" office:value="65.839996" calcext:value-type="float">
            <text:p>65,84</text:p>
          </table:table-cell>
          <table:table-cell table:style-name="ce4" office:value-type="float" office:value="55.787205" calcext:value-type="float">
            <text:p>55,79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5-10-01" calcext:value-type="date">
            <text:p>01. 10. 2015</text:p>
          </table:table-cell>
          <table:table-cell table:style-name="ce4" office:value-type="float" office:value="107.989998" calcext:value-type="float">
            <text:p>107,99</text:p>
          </table:table-cell>
          <table:table-cell table:style-name="ce4" office:value-type="float" office:value="68.489998" calcext:value-type="float">
            <text:p>68,49</text:p>
          </table:table-cell>
          <table:table-cell table:style-name="ce4" office:value-type="float" office:value="57.519772" calcext:value-type="float">
            <text:p>57,52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5-11-01" calcext:value-type="date">
            <text:p>01. 11. 2015</text:p>
          </table:table-cell>
          <table:table-cell table:style-name="ce4" office:value-type="float" office:value="106.550003" calcext:value-type="float">
            <text:p>106,55</text:p>
          </table:table-cell>
          <table:table-cell table:style-name="ce4" office:value-type="float" office:value="69.989998" calcext:value-type="float">
            <text:p>69,99</text:p>
          </table:table-cell>
          <table:table-cell table:style-name="ce4" office:value-type="float" office:value="51.301224" calcext:value-type="float">
            <text:p>51,30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5-12-01" calcext:value-type="date">
            <text:p>01. 12. 2015</text:p>
          </table:table-cell>
          <table:table-cell table:style-name="ce4" office:value-type="float" office:value="107.709999" calcext:value-type="float">
            <text:p>107,71</text:p>
          </table:table-cell>
          <table:table-cell table:style-name="ce4" office:value-type="float" office:value="57.59" calcext:value-type="float">
            <text:p>57,59</text:p>
          </table:table-cell>
          <table:table-cell table:style-name="ce4" office:value-type="float" office:value="52.624012" calcext:value-type="float">
            <text:p>52,62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6-01-01" calcext:value-type="date">
            <text:p>01. 01. 2016</text:p>
          </table:table-cell>
          <table:table-cell table:style-name="ce4" office:value-type="float" office:value="109.959999" calcext:value-type="float">
            <text:p>109,96</text:p>
          </table:table-cell>
          <table:table-cell table:style-name="ce4" office:value-type="float" office:value="54.970001" calcext:value-type="float">
            <text:p>54,97</text:p>
          </table:table-cell>
          <table:table-cell table:style-name="ce4" office:value-type="float" office:value="51.272465" calcext:value-type="float">
            <text:p>51,27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6-02-01" calcext:value-type="date">
            <text:p>01. 02. 2016</text:p>
          </table:table-cell>
          <table:table-cell table:style-name="ce4" office:value-type="float" office:value="113.550003" calcext:value-type="float">
            <text:p>113,55</text:p>
          </table:table-cell>
          <table:table-cell table:style-name="ce4" office:value-type="float" office:value="47.59" calcext:value-type="float">
            <text:p>47,59</text:p>
          </table:table-cell>
          <table:table-cell table:style-name="ce4" office:value-type="float" office:value="51.703812" calcext:value-type="float">
            <text:p>51,70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6-03-01" calcext:value-type="date">
            <text:p>01. 03. 2016</text:p>
          </table:table-cell>
          <table:table-cell table:style-name="ce4" office:value-type="float" office:value="133.759995" calcext:value-type="float">
            <text:p>133,76</text:p>
          </table:table-cell>
          <table:table-cell table:style-name="ce4" office:value-type="float" office:value="58.34" calcext:value-type="float">
            <text:p>58,34</text:p>
          </table:table-cell>
          <table:table-cell table:style-name="ce4" office:value-type="float" office:value="52.40115" calcext:value-type="float">
            <text:p>52,40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6-04-01" calcext:value-type="date">
            <text:p>01. 04. 2016</text:p>
          </table:table-cell>
          <table:table-cell table:style-name="ce4" office:value-type="float" office:value="131.490005" calcext:value-type="float">
            <text:p>131,49</text:p>
          </table:table-cell>
          <table:table-cell table:style-name="ce4" office:value-type="float" office:value="53.779999" calcext:value-type="float">
            <text:p>53,78</text:p>
          </table:table-cell>
          <table:table-cell table:style-name="ce4" office:value-type="float" office:value="58.145218" calcext:value-type="float">
            <text:p>58,15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6-05-01" calcext:value-type="date">
            <text:p>01. 05. 2016</text:p>
          </table:table-cell>
          <table:table-cell table:style-name="ce4" office:value-type="float" office:value="120.919998" calcext:value-type="float">
            <text:p>120,92</text:p>
          </table:table-cell>
          <table:table-cell table:style-name="ce4" office:value-type="float" office:value="56.810001" calcext:value-type="float">
            <text:p>56,81</text:p>
          </table:table-cell>
          <table:table-cell table:style-name="ce4" office:value-type="float" office:value="57.641983" calcext:value-type="float">
            <text:p>57,64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6-06-01" calcext:value-type="date">
            <text:p>01. 06. 2016</text:p>
          </table:table-cell>
          <table:table-cell table:style-name="ce4" office:value-type="float" office:value="120.599998" calcext:value-type="float">
            <text:p>120,60</text:p>
          </table:table-cell>
          <table:table-cell table:style-name="ce4" office:value-type="float" office:value="63.02" calcext:value-type="float">
            <text:p>63,02</text:p>
          </table:table-cell>
          <table:table-cell table:style-name="ce4" office:value-type="float" office:value="58.662834" calcext:value-type="float">
            <text:p>58,66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6-07-01" calcext:value-type="date">
            <text:p>01. 07. 2016</text:p>
          </table:table-cell>
          <table:table-cell table:style-name="ce4" office:value-type="float" office:value="131.449997" calcext:value-type="float">
            <text:p>131,45</text:p>
          </table:table-cell>
          <table:table-cell table:style-name="ce4" office:value-type="float" office:value="68.059998" calcext:value-type="float">
            <text:p>68,06</text:p>
          </table:table-cell>
          <table:table-cell table:style-name="ce4" office:value-type="float" office:value="59.633358" calcext:value-type="float">
            <text:p>59,63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6-08-01" calcext:value-type="date">
            <text:p>01. 08. 2016</text:p>
          </table:table-cell>
          <table:table-cell table:style-name="ce4" office:value-type="float" office:value="146.940002" calcext:value-type="float">
            <text:p>146,94</text:p>
          </table:table-cell>
          <table:table-cell table:style-name="ce4" office:value-type="float" office:value="74.019997" calcext:value-type="float">
            <text:p>74,02</text:p>
          </table:table-cell>
          <table:table-cell table:style-name="ce4" office:value-type="float" office:value="64.13372" calcext:value-type="float">
            <text:p>64,13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6-09-01" calcext:value-type="date">
            <text:p>01. 09. 2016</text:p>
          </table:table-cell>
          <table:table-cell table:style-name="ce4" office:value-type="float" office:value="149.169998" calcext:value-type="float">
            <text:p>149,17</text:p>
          </table:table-cell>
          <table:table-cell table:style-name="ce4" office:value-type="float" office:value="74.599998" calcext:value-type="float">
            <text:p>74,60</text:p>
          </table:table-cell>
          <table:table-cell table:style-name="ce4" office:value-type="float" office:value="65.118622" calcext:value-type="float">
            <text:p>65,12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6-10-01" calcext:value-type="date">
            <text:p>01. 10. 2016</text:p>
          </table:table-cell>
          <table:table-cell table:style-name="ce4" office:value-type="float" office:value="152.119995" calcext:value-type="float">
            <text:p>152,12</text:p>
          </table:table-cell>
          <table:table-cell table:style-name="ce4" office:value-type="float" office:value="79.029999" calcext:value-type="float">
            <text:p>79,03</text:p>
          </table:table-cell>
          <table:table-cell table:style-name="ce4" office:value-type="float" office:value="65.283966" calcext:value-type="float">
            <text:p>65,28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6-11-01" calcext:value-type="date">
            <text:p>01. 11. 2016</text:p>
          </table:table-cell>
          <table:table-cell table:style-name="ce4" office:value-type="float" office:value="169.850006" calcext:value-type="float">
            <text:p>169,85</text:p>
          </table:table-cell>
          <table:table-cell table:style-name="ce4" office:value-type="float" office:value="75.800003" calcext:value-type="float">
            <text:p>75,80</text:p>
          </table:table-cell>
          <table:table-cell table:style-name="ce4" office:value-type="float" office:value="62.209999" calcext:value-type="float">
            <text:p>62,21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6-12-01" calcext:value-type="date">
            <text:p>01. 12. 2016</text:p>
          </table:table-cell>
          <table:table-cell table:style-name="ce4" office:value-type="float" office:value="168.380005" calcext:value-type="float">
            <text:p>168,38</text:p>
          </table:table-cell>
          <table:table-cell table:style-name="ce4" office:value-type="float" office:value="87.970001" calcext:value-type="float">
            <text:p>87,97</text:p>
          </table:table-cell>
          <table:table-cell table:style-name="ce4" office:value-type="float" office:value="63.439999" calcext:value-type="float">
            <text:p>63,44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7-01-01" calcext:value-type="date">
            <text:p>01. 01. 2017</text:p>
          </table:table-cell>
          <table:table-cell table:style-name="ce4" office:value-type="float" office:value="159.220001" calcext:value-type="float">
            <text:p>159,22</text:p>
          </table:table-cell>
          <table:table-cell table:style-name="ce4" office:value-type="float" office:value="86.209999" calcext:value-type="float">
            <text:p>86,21</text:p>
          </table:table-cell>
          <table:table-cell table:style-name="ce4" office:value-type="float" office:value="63.560001" calcext:value-type="float">
            <text:p>63,56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7-02-01" calcext:value-type="date">
            <text:p>01. 02. 2017</text:p>
          </table:table-cell>
          <table:table-cell table:style-name="ce4" office:value-type="float" office:value="174.809998" calcext:value-type="float">
            <text:p>174,81</text:p>
          </table:table-cell>
          <table:table-cell table:style-name="ce4" office:value-type="float" office:value="85.660004" calcext:value-type="float">
            <text:p>85,66</text:p>
          </table:table-cell>
          <table:table-cell table:style-name="ce4" office:value-type="float" office:value="65.480003" calcext:value-type="float">
            <text:p>65,48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7-03-01" calcext:value-type="date">
            <text:p>01. 03. 2017</text:p>
          </table:table-cell>
          <table:table-cell table:style-name="ce4" office:value-type="float" office:value="191.639999" calcext:value-type="float">
            <text:p>191,64</text:p>
          </table:table-cell>
          <table:table-cell table:style-name="ce4" office:value-type="float" office:value="79.480003" calcext:value-type="float">
            <text:p>79,48</text:p>
          </table:table-cell>
          <table:table-cell table:style-name="ce4" office:value-type="float" office:value="65.900002" calcext:value-type="float">
            <text:p>65,90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7-04-01" calcext:value-type="date">
            <text:p>01. 04. 2017</text:p>
          </table:table-cell>
          <table:table-cell table:style-name="ce4" office:value-type="float" office:value="184.070007" calcext:value-type="float">
            <text:p>184,07</text:p>
          </table:table-cell>
          <table:table-cell table:style-name="ce4" office:value-type="float" office:value="80.029999" calcext:value-type="float">
            <text:p>80,03</text:p>
          </table:table-cell>
          <table:table-cell table:style-name="ce4" office:value-type="float" office:value="63.740002" calcext:value-type="float">
            <text:p>63,74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7-05-01" calcext:value-type="date">
            <text:p>01. 05. 2017</text:p>
          </table:table-cell>
          <table:table-cell table:style-name="ce4" office:value-type="float" office:value="181" calcext:value-type="float">
            <text:p>181,00</text:p>
          </table:table-cell>
          <table:table-cell table:style-name="ce4" office:value-type="float" office:value="79.110001" calcext:value-type="float">
            <text:p>79,11</text:p>
          </table:table-cell>
          <table:table-cell table:style-name="ce4" office:value-type="float" office:value="65.720001" calcext:value-type="float">
            <text:p>65,72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7-06-01" calcext:value-type="date">
            <text:p>01. 06. 2017</text:p>
          </table:table-cell>
          <table:table-cell table:style-name="ce4" office:value-type="float" office:value="213.779999" calcext:value-type="float">
            <text:p>213,78</text:p>
          </table:table-cell>
          <table:table-cell table:style-name="ce4" office:value-type="float" office:value="80.800003" calcext:value-type="float">
            <text:p>80,80</text:p>
          </table:table-cell>
          <table:table-cell table:style-name="ce4" office:value-type="float" office:value="72.639999" calcext:value-type="float">
            <text:p>72,64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7-07-01" calcext:value-type="date">
            <text:p>01. 07. 2017</text:p>
          </table:table-cell>
          <table:table-cell table:style-name="ce4" office:value-type="float" office:value="211.550003" calcext:value-type="float">
            <text:p>211,55</text:p>
          </table:table-cell>
          <table:table-cell table:style-name="ce4" office:value-type="float" office:value="71.889999" calcext:value-type="float">
            <text:p>71,89</text:p>
          </table:table-cell>
          <table:table-cell table:style-name="ce4" office:value-type="float" office:value="73.599998" calcext:value-type="float">
            <text:p>73,60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7-08-01" calcext:value-type="date">
            <text:p>01. 08. 2017</text:p>
          </table:table-cell>
          <table:table-cell table:style-name="ce4" office:value-type="float" office:value="186.720001" calcext:value-type="float">
            <text:p>186,72</text:p>
          </table:table-cell>
          <table:table-cell table:style-name="ce4" office:value-type="float" office:value="71.830002" calcext:value-type="float">
            <text:p>71,83</text:p>
          </table:table-cell>
          <table:table-cell table:style-name="ce4" office:value-type="float" office:value="75.82" calcext:value-type="float">
            <text:p>75,82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7-09-01" calcext:value-type="date">
            <text:p>01. 09. 2017</text:p>
          </table:table-cell>
          <table:table-cell table:style-name="ce4" office:value-type="float" office:value="182.889999" calcext:value-type="float">
            <text:p>182,89</text:p>
          </table:table-cell>
          <table:table-cell table:style-name="ce4" office:value-type="float" office:value="74.779999" calcext:value-type="float">
            <text:p>74,78</text:p>
          </table:table-cell>
          <table:table-cell table:style-name="ce4" office:value-type="float" office:value="76.989998" calcext:value-type="float">
            <text:p>76,99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7-10-01" calcext:value-type="date">
            <text:p>01. 10. 2017</text:p>
          </table:table-cell>
          <table:table-cell table:style-name="ce4" office:value-type="float" office:value="199.789993" calcext:value-type="float">
            <text:p>199,79</text:p>
          </table:table-cell>
          <table:table-cell table:style-name="ce4" office:value-type="float" office:value="73.080002" calcext:value-type="float">
            <text:p>73,08</text:p>
          </table:table-cell>
          <table:table-cell table:style-name="ce4" office:value-type="float" office:value="73.370003" calcext:value-type="float">
            <text:p>73,37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7-11-01" calcext:value-type="date">
            <text:p>01. 11. 2017</text:p>
          </table:table-cell>
          <table:table-cell table:style-name="ce4" office:value-type="float" office:value="182.320007" calcext:value-type="float">
            <text:p>182,32</text:p>
          </table:table-cell>
          <table:table-cell table:style-name="ce4" office:value-type="float" office:value="65.5" calcext:value-type="float">
            <text:p>65,50</text:p>
          </table:table-cell>
          <table:table-cell table:style-name="ce4" office:value-type="float" office:value="74.540001" calcext:value-type="float">
            <text:p>74,54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7-12-01" calcext:value-type="date">
            <text:p>01. 12. 2017</text:p>
          </table:table-cell>
          <table:table-cell table:style-name="ce4" office:value-type="float" office:value="185.779999" calcext:value-type="float">
            <text:p>185,78</text:p>
          </table:table-cell>
          <table:table-cell table:style-name="ce4" office:value-type="float" office:value="58.580002" calcext:value-type="float">
            <text:p>58,58</text:p>
          </table:table-cell>
          <table:table-cell table:style-name="ce4" office:value-type="float" office:value="83.459999" calcext:value-type="float">
            <text:p>83,46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8-01-01" calcext:value-type="date">
            <text:p>01. 01. 2018</text:p>
          </table:table-cell>
          <table:table-cell table:style-name="ce4" office:value-type="float" office:value="188.520004" calcext:value-type="float">
            <text:p>188,52</text:p>
          </table:table-cell>
          <table:table-cell table:style-name="ce4" office:value-type="float" office:value="56.290001" calcext:value-type="float">
            <text:p>56,29</text:p>
          </table:table-cell>
          <table:table-cell table:style-name="ce4" office:value-type="float" office:value="82.150002" calcext:value-type="float">
            <text:p>82,15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8-02-01" calcext:value-type="date">
            <text:p>01. 02. 2018</text:p>
          </table:table-cell>
          <table:table-cell table:style-name="ce4" office:value-type="float" office:value="215.699997" calcext:value-type="float">
            <text:p>215,70</text:p>
          </table:table-cell>
          <table:table-cell table:style-name="ce4" office:value-type="float" office:value="64.709999" calcext:value-type="float">
            <text:p>64,71</text:p>
          </table:table-cell>
          <table:table-cell table:style-name="ce4" office:value-type="float" office:value="84.239998" calcext:value-type="float">
            <text:p>84,24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8-03-01" calcext:value-type="date">
            <text:p>01. 03. 2018</text:p>
          </table:table-cell>
          <table:table-cell table:style-name="ce4" office:value-type="float" office:value="222" calcext:value-type="float">
            <text:p>222,00</text:p>
          </table:table-cell>
          <table:table-cell table:style-name="ce4" office:value-type="float" office:value="58.459999" calcext:value-type="float">
            <text:p>58,46</text:p>
          </table:table-cell>
          <table:table-cell table:style-name="ce4" office:value-type="float" office:value="80.980003" calcext:value-type="float">
            <text:p>80,98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8-04-01" calcext:value-type="date">
            <text:p>01. 04. 2018</text:p>
          </table:table-cell>
          <table:table-cell table:style-name="ce4" office:value-type="float" office:value="233.289993" calcext:value-type="float">
            <text:p>233,29</text:p>
          </table:table-cell>
          <table:table-cell table:style-name="ce4" office:value-type="float" office:value="56.990002" calcext:value-type="float">
            <text:p>56,99</text:p>
          </table:table-cell>
          <table:table-cell table:style-name="ce4" office:value-type="float" office:value="85.220001" calcext:value-type="float">
            <text:p>85,22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8-05-01" calcext:value-type="date">
            <text:p>01. 05. 2018</text:p>
          </table:table-cell>
          <table:table-cell table:style-name="ce4" office:value-type="float" office:value="242.149994" calcext:value-type="float">
            <text:p>242,15</text:p>
          </table:table-cell>
          <table:table-cell table:style-name="ce4" office:value-type="float" office:value="61.849998" calcext:value-type="float">
            <text:p>61,85</text:p>
          </table:table-cell>
          <table:table-cell table:style-name="ce4" office:value-type="float" office:value="87.110001" calcext:value-type="float">
            <text:p>87,11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8-06-01" calcext:value-type="date">
            <text:p>01. 06. 2018</text:p>
          </table:table-cell>
          <table:table-cell table:style-name="ce4" office:value-type="float" office:value="253.419998" calcext:value-type="float">
            <text:p>253,42</text:p>
          </table:table-cell>
          <table:table-cell table:style-name="ce4" office:value-type="float" office:value="51.57" calcext:value-type="float">
            <text:p>51,57</text:p>
          </table:table-cell>
          <table:table-cell table:style-name="ce4" office:value-type="float" office:value="81.639999" calcext:value-type="float">
            <text:p>81,64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8-07-01" calcext:value-type="date">
            <text:p>01. 07. 2018</text:p>
          </table:table-cell>
          <table:table-cell table:style-name="ce4" office:value-type="float" office:value="278.640015" calcext:value-type="float">
            <text:p>278,64</text:p>
          </table:table-cell>
          <table:table-cell table:style-name="ce4" office:value-type="float" office:value="50.470001" calcext:value-type="float">
            <text:p>50,47</text:p>
          </table:table-cell>
          <table:table-cell table:style-name="ce4" office:value-type="float" office:value="77.519997" calcext:value-type="float">
            <text:p>77,52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8-08-01" calcext:value-type="date">
            <text:p>01. 08. 2018</text:p>
          </table:table-cell>
          <table:table-cell table:style-name="ce4" office:value-type="float" office:value="263.5" calcext:value-type="float">
            <text:p>263,50</text:p>
          </table:table-cell>
          <table:table-cell table:style-name="ce4" office:value-type="float" office:value="42.759998" calcext:value-type="float">
            <text:p>42,76</text:p>
          </table:table-cell>
          <table:table-cell table:style-name="ce4" office:value-type="float" office:value="78.949997" calcext:value-type="float">
            <text:p>78,95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8-09-01" calcext:value-type="date">
            <text:p>01. 09. 2018</text:p>
          </table:table-cell>
          <table:table-cell table:style-name="ce4" office:value-type="float" office:value="298.899994" calcext:value-type="float">
            <text:p>298,90</text:p>
          </table:table-cell>
          <table:table-cell table:style-name="ce4" office:value-type="float" office:value="46.139999" calcext:value-type="float">
            <text:p>46,14</text:p>
          </table:table-cell>
          <table:table-cell table:style-name="ce4" office:value-type="float" office:value="86.739998" calcext:value-type="float">
            <text:p>86,74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8-10-01" calcext:value-type="date">
            <text:p>01. 10. 2018</text:p>
          </table:table-cell>
          <table:table-cell table:style-name="ce4" office:value-type="float" office:value="296.859985" calcext:value-type="float">
            <text:p>296,86</text:p>
          </table:table-cell>
          <table:table-cell table:style-name="ce4" office:value-type="float" office:value="51.790001" calcext:value-type="float">
            <text:p>51,79</text:p>
          </table:table-cell>
          <table:table-cell table:style-name="ce4" office:value-type="float" office:value="91.050003" calcext:value-type="float">
            <text:p>91,05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8-11-01" calcext:value-type="date">
            <text:p>01. 11. 2018</text:p>
          </table:table-cell>
          <table:table-cell table:style-name="ce4" office:value-type="float" office:value="267.850006" calcext:value-type="float">
            <text:p>267,85</text:p>
          </table:table-cell>
          <table:table-cell table:style-name="ce4" office:value-type="float" office:value="54.830002" calcext:value-type="float">
            <text:p>54,83</text:p>
          </table:table-cell>
          <table:table-cell table:style-name="ce4" office:value-type="float" office:value="90.480003" calcext:value-type="float">
            <text:p>90,48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8-12-01" calcext:value-type="date">
            <text:p>01. 12. 2018</text:p>
          </table:table-cell>
          <table:table-cell table:style-name="ce4" office:value-type="float" office:value="282.440002" calcext:value-type="float">
            <text:p>282,44</text:p>
          </table:table-cell>
          <table:table-cell table:style-name="ce4" office:value-type="float" office:value="48.349998" calcext:value-type="float">
            <text:p>48,35</text:p>
          </table:table-cell>
          <table:table-cell table:style-name="ce4" office:value-type="float" office:value="93.239998" calcext:value-type="float">
            <text:p>93,24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9-01-01" calcext:value-type="date">
            <text:p>01. 01. 2019</text:p>
          </table:table-cell>
          <table:table-cell table:style-name="ce4" office:value-type="float" office:value="245.589996" calcext:value-type="float">
            <text:p>245,59</text:p>
          </table:table-cell>
          <table:table-cell table:style-name="ce4" office:value-type="float" office:value="39.639999" calcext:value-type="float">
            <text:p>39,64</text:p>
          </table:table-cell>
          <table:table-cell table:style-name="ce4" office:value-type="float" office:value="91.089996" calcext:value-type="float">
            <text:p>91,09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9-02-01" calcext:value-type="date">
            <text:p>01. 02. 2019</text:p>
          </table:table-cell>
          <table:table-cell table:style-name="ce4" office:value-type="float" office:value="281.920013" calcext:value-type="float">
            <text:p>281,92</text:p>
          </table:table-cell>
          <table:table-cell table:style-name="ce4" office:value-type="float" office:value="41.830002" calcext:value-type="float">
            <text:p>41,83</text:p>
          </table:table-cell>
          <table:table-cell table:style-name="ce4" office:value-type="float" office:value="94.489998" calcext:value-type="float">
            <text:p>94,49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9-03-01" calcext:value-type="date">
            <text:p>01. 03. 2019</text:p>
          </table:table-cell>
          <table:table-cell table:style-name="ce4" office:value-type="float" office:value="253.119995" calcext:value-type="float">
            <text:p>253,12</text:p>
          </table:table-cell>
          <table:table-cell table:style-name="ce4" office:value-type="float" office:value="44.07" calcext:value-type="float">
            <text:p>44,07</text:p>
          </table:table-cell>
          <table:table-cell table:style-name="ce4" office:value-type="float" office:value="95" calcext:value-type="float">
            <text:p>95,00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9-04-01" calcext:value-type="date">
            <text:p>01. 04. 2019</text:p>
          </table:table-cell>
          <table:table-cell table:style-name="ce4" office:value-type="float" office:value="258.709991" calcext:value-type="float">
            <text:p>258,71</text:p>
          </table:table-cell>
          <table:table-cell table:style-name="ce4" office:value-type="float" office:value="53.450001" calcext:value-type="float">
            <text:p>53,45</text:p>
          </table:table-cell>
          <table:table-cell table:style-name="ce4" office:value-type="float" office:value="100.43" calcext:value-type="float">
            <text:p>100,43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9-05-01" calcext:value-type="date">
            <text:p>01. 05. 2019</text:p>
          </table:table-cell>
          <table:table-cell table:style-name="ce4" office:value-type="float" office:value="271" calcext:value-type="float">
            <text:p>271,00</text:p>
          </table:table-cell>
          <table:table-cell table:style-name="ce4" office:value-type="float" office:value="51.310001" calcext:value-type="float">
            <text:p>51,31</text:p>
          </table:table-cell>
          <table:table-cell table:style-name="ce4" office:value-type="float" office:value="101.5" calcext:value-type="float">
            <text:p>101,50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9-06-01" calcext:value-type="date">
            <text:p>01. 06. 2019</text:p>
          </table:table-cell>
          <table:table-cell table:style-name="ce4" office:value-type="float" office:value="279.700012" calcext:value-type="float">
            <text:p>279,70</text:p>
          </table:table-cell>
          <table:table-cell table:style-name="ce4" office:value-type="float" office:value="48.349998" calcext:value-type="float">
            <text:p>48,35</text:p>
          </table:table-cell>
          <table:table-cell table:style-name="ce4" office:value-type="float" office:value="102.239998" calcext:value-type="float">
            <text:p>102,24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9-07-01" calcext:value-type="date">
            <text:p>01. 07. 2019</text:p>
          </table:table-cell>
          <table:table-cell table:style-name="ce4" office:value-type="float" office:value="279.579987" calcext:value-type="float">
            <text:p>279,58</text:p>
          </table:table-cell>
          <table:table-cell table:style-name="ce4" office:value-type="float" office:value="44.93" calcext:value-type="float">
            <text:p>44,93</text:p>
          </table:table-cell>
          <table:table-cell table:style-name="ce4" office:value-type="float" office:value="110.459999" calcext:value-type="float">
            <text:p>110,46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9-08-01" calcext:value-type="date">
            <text:p>01. 08. 2019</text:p>
          </table:table-cell>
          <table:table-cell table:style-name="ce4" office:value-type="float" office:value="246.119995" calcext:value-type="float">
            <text:p>246,12</text:p>
          </table:table-cell>
          <table:table-cell table:style-name="ce4" office:value-type="float" office:value="44.330002" calcext:value-type="float">
            <text:p>44,33</text:p>
          </table:table-cell>
          <table:table-cell table:style-name="ce4" office:value-type="float" office:value="116.150002" calcext:value-type="float">
            <text:p>116,15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9-09-01" calcext:value-type="date">
            <text:p>01. 09. 2019</text:p>
          </table:table-cell>
          <table:table-cell table:style-name="ce4" office:value-type="float" office:value="224.570007" calcext:value-type="float">
            <text:p>224,57</text:p>
          </table:table-cell>
          <table:table-cell table:style-name="ce4" office:value-type="float" office:value="49.32" calcext:value-type="float">
            <text:p>49,32</text:p>
          </table:table-cell>
          <table:table-cell table:style-name="ce4" office:value-type="float" office:value="116.800003" calcext:value-type="float">
            <text:p>116,80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9-10-01" calcext:value-type="date">
            <text:p>01. 10. 2019</text:p>
          </table:table-cell>
          <table:table-cell table:style-name="ce4" office:value-type="float" office:value="245.130005" calcext:value-type="float">
            <text:p>245,13</text:p>
          </table:table-cell>
          <table:table-cell table:style-name="ce4" office:value-type="float" office:value="52.669998" calcext:value-type="float">
            <text:p>52,67</text:p>
          </table:table-cell>
          <table:table-cell table:style-name="ce4" office:value-type="float" office:value="113.400002" calcext:value-type="float">
            <text:p>113,40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9-11-01" calcext:value-type="date">
            <text:p>01. 11. 2019</text:p>
          </table:table-cell>
          <table:table-cell table:style-name="ce4" office:value-type="float" office:value="272.929993" calcext:value-type="float">
            <text:p>272,93</text:p>
          </table:table-cell>
          <table:table-cell table:style-name="ce4" office:value-type="float" office:value="58.970001" calcext:value-type="float">
            <text:p>58,97</text:p>
          </table:table-cell>
          <table:table-cell table:style-name="ce4" office:value-type="float" office:value="101.93" calcext:value-type="float">
            <text:p>101,93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9-12-01" calcext:value-type="date">
            <text:p>01. 12. 2019</text:p>
          </table:table-cell>
          <table:table-cell table:style-name="ce4" office:value-type="float" office:value="296.26001" calcext:value-type="float">
            <text:p>296,26</text:p>
          </table:table-cell>
          <table:table-cell table:style-name="ce4" office:value-type="float" office:value="63.580002" calcext:value-type="float">
            <text:p>63,58</text:p>
          </table:table-cell>
          <table:table-cell table:style-name="ce4" office:value-type="float" office:value="100.709999" calcext:value-type="float">
            <text:p>100,71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0-01-01" calcext:value-type="date">
            <text:p>01. 01. 2020</text:p>
          </table:table-cell>
          <table:table-cell table:style-name="ce4" office:value-type="float" office:value="293.790009" calcext:value-type="float">
            <text:p>293,79</text:p>
          </table:table-cell>
          <table:table-cell table:style-name="ce4" office:value-type="float" office:value="62.889999" calcext:value-type="float">
            <text:p>62,89</text:p>
          </table:table-cell>
          <table:table-cell table:style-name="ce4" office:value-type="float" office:value="100.900002" calcext:value-type="float">
            <text:p>100,90</text:p>
          </table:table-cell>
          <table:table-cell table:number-columns-repeated="1020"/>
        </table:table-row>
        <table:table-row table:style-name="ro1" table:number-rows-repeated="10484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ist2" table:style-name="ta2">
        <office:forms form:automatic-focus="false" form:apply-design-mode="false"/>
        <table:table-column table:style-name="co4" table:default-cell-style-name="Default"/>
        <table:table-column table:style-name="co5" table:number-columns-repeated="12" table:default-cell-style-name="Default"/>
        <table:table-column table:style-name="co2" table:number-columns-repeated="1011" table:default-cell-style-name="Default"/>
        <table:table-row table:style-name="ro1">
          <table:table-cell table:style-name="ce6"/>
          <table:table-cell table:style-name="ce7" office:value-type="string" calcext:value-type="string">
            <text:p>J</text:p>
          </table:table-cell>
          <table:table-cell table:style-name="ce7" office:value-type="string" calcext:value-type="string">
            <text:p>F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M</text:p>
          </table:table-cell>
          <table:table-cell table:number-columns-repeated="2" table:style-name="ce7" office:value-type="string" calcext:value-type="string">
            <text:p>J</text:p>
          </table:table-cell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O</text:p>
          </table:table-cell>
          <table:table-cell table:style-name="ce7" office:value-type="string" calcext:value-type="string">
            <text:p>N</text:p>
          </table:table-cell>
          <table:table-cell table:style-name="ce7" office:value-type="string" calcext:value-type="string">
            <text:p>D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najvišja</text:p>
          </table:table-cell>
          <table:table-cell table:style-name="ce8" office:value-type="float" office:value="2.2" calcext:value-type="float">
            <text:p>2,2</text:p>
          </table:table-cell>
          <table:table-cell table:style-name="ce8" office:value-type="float" office:value="5.3" calcext:value-type="float">
            <text:p>5,3</text:p>
          </table:table-cell>
          <table:table-cell table:style-name="ce8" office:value-type="float" office:value="9.9" calcext:value-type="float">
            <text:p>9,9</text:p>
          </table:table-cell>
          <table:table-cell table:style-name="ce8" office:value-type="float" office:value="14.7" calcext:value-type="float">
            <text:p>14,7</text:p>
          </table:table-cell>
          <table:table-cell table:style-name="ce8" office:value-type="float" office:value="19.9" calcext:value-type="float">
            <text:p>19,9</text:p>
          </table:table-cell>
          <table:table-cell table:style-name="ce8" office:value-type="float" office:value="22.9" calcext:value-type="float">
            <text:p>22,9</text:p>
          </table:table-cell>
          <table:table-cell table:style-name="ce8" office:value-type="float" office:value="25.2" calcext:value-type="float">
            <text:p>25,2</text:p>
          </table:table-cell>
          <table:table-cell table:style-name="ce8" office:value-type="float" office:value="24.6" calcext:value-type="float">
            <text:p>24,6</text:p>
          </table:table-cell>
          <table:table-cell table:style-name="ce8" office:value-type="float" office:value="20.1" calcext:value-type="float">
            <text:p>20,1</text:p>
          </table:table-cell>
          <table:table-cell table:style-name="ce8" office:value-type="float" office:value="15" calcext:value-type="float">
            <text:p>15,0</text:p>
          </table:table-cell>
          <table:table-cell table:style-name="ce8" office:value-type="float" office:value="8" calcext:value-type="float">
            <text:p>8,0</text:p>
          </table:table-cell>
          <table:table-cell table:style-name="ce8" office:value-type="float" office:value="2.6" calcext:value-type="float">
            <text:p>2,6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najnižja</text:p>
          </table:table-cell>
          <table:table-cell table:style-name="ce8" office:value-type="float" office:value="-6.4" calcext:value-type="float">
            <text:p>-6,4</text:p>
          </table:table-cell>
          <table:table-cell table:style-name="ce8" office:value-type="float" office:value="-5.2" calcext:value-type="float">
            <text:p>-5,2</text:p>
          </table:table-cell>
          <table:table-cell table:style-name="ce8" office:value-type="float" office:value="-1.3" calcext:value-type="float">
            <text:p>-1,3</text:p>
          </table:table-cell>
          <table:table-cell table:style-name="ce8" office:value-type="float" office:value="2.7" calcext:value-type="float">
            <text:p>2,7</text:p>
          </table:table-cell>
          <table:table-cell table:style-name="ce8" office:value-type="float" office:value="7.4" calcext:value-type="float">
            <text:p>7,4</text:p>
          </table:table-cell>
          <table:table-cell table:style-name="ce8" office:value-type="float" office:value="11" calcext:value-type="float">
            <text:p>11,0</text:p>
          </table:table-cell>
          <table:table-cell table:style-name="ce8" office:value-type="float" office:value="12.5" calcext:value-type="float">
            <text:p>12,5</text:p>
          </table:table-cell>
          <table:table-cell table:style-name="ce8" office:value-type="float" office:value="12.2" calcext:value-type="float">
            <text:p>12,2</text:p>
          </table:table-cell>
          <table:table-cell table:style-name="ce8" office:value-type="float" office:value="8.6" calcext:value-type="float">
            <text:p>8,6</text:p>
          </table:table-cell>
          <table:table-cell table:style-name="ce8" office:value-type="float" office:value="4.7" calcext:value-type="float">
            <text:p>4,7</text:p>
          </table:table-cell>
          <table:table-cell table:style-name="ce8" office:value-type="float" office:value="-0.1" calcext:value-type="float">
            <text:p>-0,1</text:p>
          </table:table-cell>
          <table:table-cell table:style-name="ce8" office:value-type="float" office:value="-4.5" calcext:value-type="float">
            <text:p>-4,5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kraj</text:p>
          </table:table-cell>
          <table:table-cell table:style-name="ce9" office:value-type="string" calcext:value-type="string" table:number-columns-spanned="12" table:number-rows-spanned="1">
            <text:p>Šmartno pri Slovenj Gradcu</text:p>
          </table:table-cell>
          <table:covered-table-cell table:number-columns-repeated="11" table:style-name="ce9"/>
          <table:table-cell table:number-columns-repeated="1011"/>
        </table:table-row>
        <table:table-row table:style-name="ro1">
          <table:table-cell>
            <draw:frame table:end-cell-address="List2.M22" table:end-x="6.2mm" table:end-y="1.65mm" draw:z-index="0" draw:name="Grafikon 1" draw:style-name="gr1" draw:text-style-name="P1" svg:width="135.88mm" svg:height="85.61mm" svg:x="2.82mm" svg:y="2.4mm">
              <loext:p draw:notify-on-update-of-ranges="List2.B1:List2.M1 List2.A2:List2.A2 List2.B2:List2.M2 List2.A3:List2.A3 List2.B3:List2.M3"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l" fo:country="non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sl" fo:country="non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sl" number:country="SI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l" number:country="SI">€</number:currency-symbol>
      <style:map style:condition="value()&gt;=0" style:apply-style-name="N108P0"/>
    </number:currency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loext:min-decimal-places="0" number:min-integer-digits="1" number:grouping="true"/>
    </number:number-style>
    <number:number-style style:name="N110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number:number-style style:name="N116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6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6P2" style:volatile="true">
      <loext:fill-character> </loext:fill-character>
      <number:text>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20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0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currency-style style:name="N126">
      <number:currency-symbol number:language="en" number:country="US">$</number:currency-symbol>
      <number:number number:decimal-places="0" loext:min-decimal-places="0" number:min-integer-digits="1" number:grouping="true"/>
    </number:currency-style>
    <number:date-style style:name="N127">
      <number:year number:style="long"/>
    </number:date-style>
    <number:date-style style:name="N128">
      <number:year number:style="long"/>
      <number:text> </number:text>
    </number:date-style>
    <number:date-style style:name="N129">
      <number:year number:style="long"/>
      <number:text>   </number:text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27">00.00.0000</text:date>, <text:time style:data-style-name="N2" text:time-value="20:58:02.29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st1" style:display-name="PageStyle_Lis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ist2" style:display-name="PageStyle_List2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želj Gregor</meta:initial-creator>
    <meta:creation-date>2020-03-05T10:02:29</meta:creation-date>
    <dc:date>2020-03-27T21:07:01.656000000</dc:date>
    <meta:generator>LibreOffice/5.0.6.3$Windows_x86 LibreOffice_project/490fc03b25318460cfc54456516ea2519c11d1aa</meta:generator>
    <meta:editing-duration>PT9M43S</meta:editing-duration>
    <meta:editing-cycles>2</meta:editing-cycles>
    <meta:document-statistic meta:table-count="2" meta:cell-count="528" meta:object-count="2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number:currency-style style:name="N126">
      <number:currency-symbol number:language="en" number:country="US">$</number:currency-symbol>
      <number:number number:decimal-places="0" loext:min-decimal-places="0" number:min-integer-digits="1" number:grouping="true"/>
    </number:currency-style>
    <number:date-style style:name="N128">
      <number:year number:style="long"/>
      <number:text> </number:text>
    </number:date-style>
    <style:style style:name="ch1" style:family="chart">
      <style:graphic-properties draw:stroke="solid" svg:stroke-width="0.026cm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graphic-properties draw:stroke="none" draw:fill="solid" draw:fill-color="#ffffff"/>
      <style:text-properties fo:color="#666666" fo:font-family="Calibri" style:font-style-name="Regular" fo:font-size="9pt" style:font-size-asian="10pt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128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126">
      <style:chart-properties chart:display-label="true" chart:tick-marks-major-inner="false" chart:tick-marks-major-outer="false" chart:logarithmic="false" chart:origin="0" chart:reverse-direction="false" text:line-break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126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4472c4" draw:fill-color="#4472c4"/>
      <style:text-properties fo:color="#404040" style:text-position="0% 100%" fo:font-family="Calibri" fo:font-size="9pt" style:font-size-asian="9pt" style:font-size-complex="9pt"/>
    </style:style>
    <style:style style:name="ch9" style:family="chart">
      <style:chart-properties chart:solid-type="cuboid"/>
      <style:text-properties fo:color="#000000" fo:font-size="10pt" style:font-size-asian="10pt" style:font-size-complex="10pt"/>
    </style:style>
    <style:style style:name="ch10" style:family="chart" style:data-style-name="N2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70ad47" draw:fill-color="#70ad47"/>
      <style:text-properties fo:color="#404040" style:text-position="0% 100%" fo:font-family="Calibri" fo:font-size="9pt" style:font-size-asian="9pt" style:font-size-complex="9pt"/>
    </style:style>
    <style:style style:name="ch11" style:family="chart" style:data-style-name="N2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ffc000" draw:fill-color="#ffc000"/>
      <style:text-properties fo:color="#404040" style:text-position="0% 100%" fo:font-family="Calibri" fo:font-size="9pt" style:font-size-asian="9pt" style:font-size-complex="9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3.275cm" svg:height="6.958cm" xlink:href=".." xlink:type="simple" chart:class="chart:line" chart:style-name="ch1">
        <chart:title svg:x="2.473cm" svg:y="0.275cm" chart:style-name="ch2">
          <text:p>Rast cen delnic najbolj znanih verig picerij</text:p>
        </chart:title>
        <chart:legend svg:x="10.527cm" svg:y="2.53cm" style:legend-expansion="custom" chartooo:width="2.594cm" chartooo:height="2.622cm" style:legend-expansion-aspect-ratio="0.98932112890923" chart:style-name="ch3"/>
        <chart:plot-area chart:style-name="ch4" table:cell-range-address="List1.A16:List1.D137" chart:data-source-has-labels="both" svg:x="0.397cm" svg:y="1.004cm" svg:width="10.27cm" svg:height="5.518cm">
          <chartooo:coordinate-region svg:x="1.091cm" svg:y="1.195cm" svg:width="9.285cm" svg:height="4.696cm"/>
          <chart:axis chart:dimension="x" chart:name="primary-x" chart:style-name="ch5" chartooo:axis-type="auto">
            <chartooo:date-scale/>
            <chart:categories table:cell-range-address="List1.A17:List1.A13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ist1.B17:List1.B137" chart:label-cell-address="List1.B16:List1.B16" chart:class="chart:line">
            <chart:data-point chart:repeated="120"/>
            <chart:data-point chart:style-name="ch9"/>
          </chart:series>
          <chart:series chart:style-name="ch10" chart:values-cell-range-address="List1.C17:List1.C137" chart:label-cell-address="List1.C16:List1.C16" chart:class="chart:line">
            <chart:data-point chart:repeated="120"/>
            <chart:data-point chart:style-name="ch9"/>
          </chart:series>
          <chart:series chart:style-name="ch11" chart:values-cell-range-address="List1.D17:List1.D137" chart:label-cell-address="List1.D16:List1.D16" chart:class="chart:line">
            <chart:data-point chart:repeated="120"/>
            <chart:data-point chart:style-name="ch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omino's Pizza</text:p>
                <draw:g>
                  <svg:desc>List1.B16:List1.B16</svg:desc>
                </draw:g>
              </table:table-cell>
              <table:table-cell office:value-type="string">
                <text:p>Papa John's Pizza</text:p>
                <draw:g>
                  <svg:desc>List1.C16:List1.C16</svg:desc>
                </draw:g>
              </table:table-cell>
              <table:table-cell office:value-type="string">
                <text:p>Pizza Hut</text:p>
                <draw:g>
                  <svg:desc>List1.D16:List1.D16</svg:desc>
                </draw:g>
              </table:table-cell>
            </table:table-row>
          </table:table-header-rows>
          <table:table-rows>
            <table:table-row>
              <table:table-cell office:value-type="float" office:value="40179">
                <text:p>40180</text:p>
                <draw:g>
                  <svg:desc>List1.A17:List1.A137</svg:desc>
                </draw:g>
              </table:table-cell>
              <table:table-cell office:value-type="float" office:value="8.53">
                <text:p>8.53</text:p>
                <draw:g>
                  <svg:desc>List1.B17:List1.B137</svg:desc>
                </draw:g>
              </table:table-cell>
              <table:table-cell office:value-type="float" office:value="11.845">
                <text:p>11.845</text:p>
                <draw:g>
                  <svg:desc>List1.C17:List1.C137</svg:desc>
                </draw:g>
              </table:table-cell>
              <table:table-cell office:value-type="float" office:value="25.248022">
                <text:p>25.248022</text:p>
                <draw:g>
                  <svg:desc>List1.D17:List1.D137</svg:desc>
                </draw:g>
              </table:table-cell>
            </table:table-row>
            <table:table-row>
              <table:table-cell office:value-type="float" office:value="40210">
                <text:p>40210</text:p>
              </table:table-cell>
              <table:table-cell office:value-type="float" office:value="11.38">
                <text:p>11.38</text:p>
              </table:table-cell>
              <table:table-cell office:value-type="float" office:value="11.805">
                <text:p>11.805</text:p>
              </table:table-cell>
              <table:table-cell office:value-type="float" office:value="24.766356">
                <text:p>24.766356</text:p>
              </table:table-cell>
            </table:table-row>
            <table:table-row>
              <table:table-cell office:value-type="float" office:value="40238">
                <text:p>40240</text:p>
              </table:table-cell>
              <table:table-cell office:value-type="float" office:value="12.62">
                <text:p>12.62</text:p>
              </table:table-cell>
              <table:table-cell office:value-type="float" office:value="12.21">
                <text:p>12.21</text:p>
              </table:table-cell>
              <table:table-cell office:value-type="float" office:value="24.277498">
                <text:p>24.277498</text:p>
              </table:table-cell>
            </table:table-row>
            <table:table-row>
              <table:table-cell office:value-type="float" office:value="40269">
                <text:p>40270</text:p>
              </table:table-cell>
              <table:table-cell office:value-type="float" office:value="13.74">
                <text:p>13.74</text:p>
              </table:table-cell>
              <table:table-cell office:value-type="float" office:value="12.89">
                <text:p>12.89</text:p>
              </table:table-cell>
              <table:table-cell office:value-type="float" office:value="27.663551">
                <text:p>27.663551</text:p>
              </table:table-cell>
            </table:table-row>
            <table:table-row>
              <table:table-cell office:value-type="float" office:value="40299">
                <text:p>40300</text:p>
              </table:table-cell>
              <table:table-cell office:value-type="float" office:value="15.59">
                <text:p>15.59</text:p>
              </table:table-cell>
              <table:table-cell office:value-type="float" office:value="13.72">
                <text:p>13.72</text:p>
              </table:table-cell>
              <table:table-cell office:value-type="float" office:value="30.647017">
                <text:p>30.647017</text:p>
              </table:table-cell>
            </table:table-row>
            <table:table-row>
              <table:table-cell office:value-type="float" office:value="40330">
                <text:p>40330</text:p>
              </table:table-cell>
              <table:table-cell office:value-type="float" office:value="12.96">
                <text:p>12.96</text:p>
              </table:table-cell>
              <table:table-cell office:value-type="float" office:value="12.415">
                <text:p>12.415</text:p>
              </table:table-cell>
              <table:table-cell office:value-type="float" office:value="29.309849">
                <text:p>29.309849</text:p>
              </table:table-cell>
            </table:table-row>
            <table:table-row>
              <table:table-cell office:value-type="float" office:value="40360">
                <text:p>40360</text:p>
              </table:table-cell>
              <table:table-cell office:value-type="float" office:value="11.2">
                <text:p>11.2</text:p>
              </table:table-cell>
              <table:table-cell office:value-type="float" office:value="11.545">
                <text:p>11.545</text:p>
              </table:table-cell>
              <table:table-cell office:value-type="float" office:value="28.001438">
                <text:p>28.001438</text:p>
              </table:table-cell>
            </table:table-row>
            <table:table-row>
              <table:table-cell office:value-type="float" office:value="40391">
                <text:p>40390</text:p>
              </table:table-cell>
              <table:table-cell office:value-type="float" office:value="13.04">
                <text:p>13.04</text:p>
              </table:table-cell>
              <table:table-cell office:value-type="float" office:value="12.78">
                <text:p>12.78</text:p>
              </table:table-cell>
              <table:table-cell office:value-type="float" office:value="30.043135">
                <text:p>30.043135</text:p>
              </table:table-cell>
            </table:table-row>
            <table:table-row>
              <table:table-cell office:value-type="float" office:value="40422">
                <text:p>40420</text:p>
              </table:table-cell>
              <table:table-cell office:value-type="float" office:value="12.92">
                <text:p>12.92</text:p>
              </table:table-cell>
              <table:table-cell office:value-type="float" office:value="12.055">
                <text:p>12.055</text:p>
              </table:table-cell>
              <table:table-cell office:value-type="float" office:value="30.194105">
                <text:p>30.194105</text:p>
              </table:table-cell>
            </table:table-row>
            <table:table-row>
              <table:table-cell office:value-type="float" office:value="40452">
                <text:p>40450</text:p>
              </table:table-cell>
              <table:table-cell office:value-type="float" office:value="13.27">
                <text:p>13.27</text:p>
              </table:table-cell>
              <table:table-cell office:value-type="float" office:value="13.31">
                <text:p>13.31</text:p>
              </table:table-cell>
              <table:table-cell office:value-type="float" office:value="33.292595">
                <text:p>33.292595</text:p>
              </table:table-cell>
            </table:table-row>
            <table:table-row>
              <table:table-cell office:value-type="float" office:value="40483">
                <text:p>40480</text:p>
              </table:table-cell>
              <table:table-cell office:value-type="float" office:value="14.95">
                <text:p>14.95</text:p>
              </table:table-cell>
              <table:table-cell office:value-type="float" office:value="12.995">
                <text:p>12.995</text:p>
              </table:table-cell>
              <table:table-cell office:value-type="float" office:value="35.873474">
                <text:p>35.873474</text:p>
              </table:table-cell>
            </table:table-row>
            <table:table-row>
              <table:table-cell office:value-type="float" office:value="40513">
                <text:p>40510</text:p>
              </table:table-cell>
              <table:table-cell office:value-type="float" office:value="14.97">
                <text:p>14.97</text:p>
              </table:table-cell>
              <table:table-cell office:value-type="float" office:value="12.845">
                <text:p>12.845</text:p>
              </table:table-cell>
              <table:table-cell office:value-type="float" office:value="36.542057">
                <text:p>36.542057</text:p>
              </table:table-cell>
            </table:table-row>
            <table:table-row>
              <table:table-cell office:value-type="float" office:value="40544">
                <text:p>40540</text:p>
              </table:table-cell>
              <table:table-cell office:value-type="float" office:value="16.1">
                <text:p>16.1</text:p>
              </table:table-cell>
              <table:table-cell office:value-type="float" office:value="13.95">
                <text:p>13.95</text:p>
              </table:table-cell>
              <table:table-cell office:value-type="float" office:value="35.442127">
                <text:p>35.442127</text:p>
              </table:table-cell>
            </table:table-row>
            <table:table-row>
              <table:table-cell office:value-type="float" office:value="40575">
                <text:p>40580</text:p>
              </table:table-cell>
              <table:table-cell office:value-type="float" office:value="16.5">
                <text:p>16.5</text:p>
              </table:table-cell>
              <table:table-cell office:value-type="float" office:value="14.4">
                <text:p>14.4</text:p>
              </table:table-cell>
              <table:table-cell office:value-type="float" office:value="33.738319">
                <text:p>33.738319</text:p>
              </table:table-cell>
            </table:table-row>
            <table:table-row>
              <table:table-cell office:value-type="float" office:value="40603">
                <text:p>40600</text:p>
              </table:table-cell>
              <table:table-cell office:value-type="float" office:value="16.49">
                <text:p>16.49</text:p>
              </table:table-cell>
              <table:table-cell office:value-type="float" office:value="14.615">
                <text:p>14.615</text:p>
              </table:table-cell>
              <table:table-cell office:value-type="float" office:value="36.362328">
                <text:p>36.362328</text:p>
              </table:table-cell>
            </table:table-row>
            <table:table-row>
              <table:table-cell office:value-type="float" office:value="40634">
                <text:p>40630</text:p>
              </table:table-cell>
              <table:table-cell office:value-type="float" office:value="18.5">
                <text:p>18.5</text:p>
              </table:table-cell>
              <table:table-cell office:value-type="float" office:value="15.875">
                <text:p>15.875</text:p>
              </table:table-cell>
              <table:table-cell office:value-type="float" office:value="37.009346">
                <text:p>37.009346</text:p>
              </table:table-cell>
            </table:table-row>
            <table:table-row>
              <table:table-cell office:value-type="float" office:value="40664">
                <text:p>40660</text:p>
              </table:table-cell>
              <table:table-cell office:value-type="float" office:value="18.58">
                <text:p>18.58</text:p>
              </table:table-cell>
              <table:table-cell office:value-type="float" office:value="15">
                <text:p>15</text:p>
              </table:table-cell>
              <table:table-cell office:value-type="float" office:value="38.670021">
                <text:p>38.670021</text:p>
              </table:table-cell>
            </table:table-row>
            <table:table-row>
              <table:table-cell office:value-type="float" office:value="40695">
                <text:p>40700</text:p>
              </table:table-cell>
              <table:table-cell office:value-type="float" office:value="24.85">
                <text:p>24.85</text:p>
              </table:table-cell>
              <table:table-cell office:value-type="float" office:value="16.610001">
                <text:p>16.610001</text:p>
              </table:table-cell>
              <table:table-cell office:value-type="float" office:value="39.755573">
                <text:p>39.755573</text:p>
              </table:table-cell>
            </table:table-row>
            <table:table-row>
              <table:table-cell office:value-type="float" office:value="40725">
                <text:p>40730</text:p>
              </table:table-cell>
              <table:table-cell office:value-type="float" office:value="25.25">
                <text:p>25.25</text:p>
              </table:table-cell>
              <table:table-cell office:value-type="float" office:value="16.655001">
                <text:p>16.655001</text:p>
              </table:table-cell>
              <table:table-cell office:value-type="float" office:value="39.748383">
                <text:p>39.748383</text:p>
              </table:table-cell>
            </table:table-row>
            <table:table-row>
              <table:table-cell office:value-type="float" office:value="40756">
                <text:p>40760</text:p>
              </table:table-cell>
              <table:table-cell office:value-type="float" office:value="27.139999">
                <text:p>27.139999</text:p>
              </table:table-cell>
              <table:table-cell office:value-type="float" office:value="15.695">
                <text:p>15.695</text:p>
              </table:table-cell>
              <table:table-cell office:value-type="float" office:value="38.382458">
                <text:p>38.382458</text:p>
              </table:table-cell>
            </table:table-row>
            <table:table-row>
              <table:table-cell office:value-type="float" office:value="40787">
                <text:p>40790</text:p>
              </table:table-cell>
              <table:table-cell office:value-type="float" office:value="27.65">
                <text:p>27.65</text:p>
              </table:table-cell>
              <table:table-cell office:value-type="float" office:value="14.85">
                <text:p>14.85</text:p>
              </table:table-cell>
              <table:table-cell office:value-type="float" office:value="39.058231">
                <text:p>39.058231</text:p>
              </table:table-cell>
            </table:table-row>
            <table:table-row>
              <table:table-cell office:value-type="float" office:value="40817">
                <text:p>40820</text:p>
              </table:table-cell>
              <table:table-cell office:value-type="float" office:value="27.16">
                <text:p>27.16</text:p>
              </table:table-cell>
              <table:table-cell office:value-type="float" office:value="15.125">
                <text:p>15.125</text:p>
              </table:table-cell>
              <table:table-cell office:value-type="float" office:value="35.420559">
                <text:p>35.420559</text:p>
              </table:table-cell>
            </table:table-row>
            <table:table-row>
              <table:table-cell office:value-type="float" office:value="40848">
                <text:p>40850</text:p>
              </table:table-cell>
              <table:table-cell office:value-type="float" office:value="31.360001">
                <text:p>31.360001</text:p>
              </table:table-cell>
              <table:table-cell office:value-type="float" office:value="16.43">
                <text:p>16.43</text:p>
              </table:table-cell>
              <table:table-cell office:value-type="float" office:value="37.749821">
                <text:p>37.749821</text:p>
              </table:table-cell>
            </table:table-row>
            <table:table-row>
              <table:table-cell office:value-type="float" office:value="40878">
                <text:p>40880</text:p>
              </table:table-cell>
              <table:table-cell office:value-type="float" office:value="32.77">
                <text:p>32.77</text:p>
              </table:table-cell>
              <table:table-cell office:value-type="float" office:value="19.105">
                <text:p>19.105</text:p>
              </table:table-cell>
              <table:table-cell office:value-type="float" office:value="40.330696">
                <text:p>40.330696</text:p>
              </table:table-cell>
            </table:table-row>
            <table:table-row>
              <table:table-cell office:value-type="float" office:value="40909">
                <text:p>40910</text:p>
              </table:table-cell>
              <table:table-cell office:value-type="float" office:value="34.580002">
                <text:p>34.580002</text:p>
              </table:table-cell>
              <table:table-cell office:value-type="float" office:value="19.225">
                <text:p>19.225</text:p>
              </table:table-cell>
              <table:table-cell office:value-type="float" office:value="42.854061">
                <text:p>42.854061</text:p>
              </table:table-cell>
            </table:table-row>
            <table:table-row>
              <table:table-cell office:value-type="float" office:value="40940">
                <text:p>40940</text:p>
              </table:table-cell>
              <table:table-cell office:value-type="float" office:value="32.700001">
                <text:p>32.700001</text:p>
              </table:table-cell>
              <table:table-cell office:value-type="float" office:value="19.355">
                <text:p>19.355</text:p>
              </table:table-cell>
              <table:table-cell office:value-type="float" office:value="45.830338">
                <text:p>45.830338</text:p>
              </table:table-cell>
            </table:table-row>
            <table:table-row>
              <table:table-cell office:value-type="float" office:value="40969">
                <text:p>40970</text:p>
              </table:table-cell>
              <table:table-cell office:value-type="float" office:value="38.759998">
                <text:p>38.759998</text:p>
              </table:table-cell>
              <table:table-cell office:value-type="float" office:value="18.610001">
                <text:p>18.610001</text:p>
              </table:table-cell>
              <table:table-cell office:value-type="float" office:value="47.613228">
                <text:p>47.613228</text:p>
              </table:table-cell>
            </table:table-row>
            <table:table-row>
              <table:table-cell office:value-type="float" office:value="41000">
                <text:p>41000</text:p>
              </table:table-cell>
              <table:table-cell office:value-type="float" office:value="36.299999">
                <text:p>36.299999</text:p>
              </table:table-cell>
              <table:table-cell office:value-type="float" office:value="18.805">
                <text:p>18.805</text:p>
              </table:table-cell>
              <table:table-cell office:value-type="float" office:value="51.114307">
                <text:p>51.114307</text:p>
              </table:table-cell>
            </table:table-row>
            <table:table-row>
              <table:table-cell office:value-type="float" office:value="41030">
                <text:p>41030</text:p>
              </table:table-cell>
              <table:table-cell office:value-type="float" office:value="33.810001">
                <text:p>33.810001</text:p>
              </table:table-cell>
              <table:table-cell office:value-type="float" office:value="19.66">
                <text:p>19.66</text:p>
              </table:table-cell>
              <table:table-cell office:value-type="float" office:value="52.49461">
                <text:p>52.49461</text:p>
              </table:table-cell>
            </table:table-row>
            <table:table-row>
              <table:table-cell office:value-type="float" office:value="41061">
                <text:p>41060</text:p>
              </table:table-cell>
              <table:table-cell office:value-type="float" office:value="30.07">
                <text:p>30.07</text:p>
              </table:table-cell>
              <table:table-cell office:value-type="float" office:value="22.975">
                <text:p>22.975</text:p>
              </table:table-cell>
              <table:table-cell office:value-type="float" office:value="48.698776">
                <text:p>48.698776</text:p>
              </table:table-cell>
            </table:table-row>
            <table:table-row>
              <table:table-cell office:value-type="float" office:value="41091">
                <text:p>41090</text:p>
              </table:table-cell>
              <table:table-cell office:value-type="float" office:value="30.950001">
                <text:p>30.950001</text:p>
              </table:table-cell>
              <table:table-cell office:value-type="float" office:value="23.790001">
                <text:p>23.790001</text:p>
              </table:table-cell>
              <table:table-cell office:value-type="float" office:value="46.20417">
                <text:p>46.20417</text:p>
              </table:table-cell>
            </table:table-row>
            <table:table-row>
              <table:table-cell office:value-type="float" office:value="41122">
                <text:p>41120</text:p>
              </table:table-cell>
              <table:table-cell office:value-type="float" office:value="34.52">
                <text:p>34.52</text:p>
              </table:table-cell>
              <table:table-cell office:value-type="float" office:value="27.5">
                <text:p>27.5</text:p>
              </table:table-cell>
              <table:table-cell office:value-type="float" office:value="46.858376">
                <text:p>46.858376</text:p>
              </table:table-cell>
            </table:table-row>
            <table:table-row>
              <table:table-cell office:value-type="float" office:value="41153">
                <text:p>41150</text:p>
              </table:table-cell>
              <table:table-cell office:value-type="float" office:value="35.380001">
                <text:p>35.380001</text:p>
              </table:table-cell>
              <table:table-cell office:value-type="float" office:value="25.75">
                <text:p>25.75</text:p>
              </table:table-cell>
              <table:table-cell office:value-type="float" office:value="45.636234">
                <text:p>45.636234</text:p>
              </table:table-cell>
            </table:table-row>
            <table:table-row>
              <table:table-cell office:value-type="float" office:value="41183">
                <text:p>41180</text:p>
              </table:table-cell>
              <table:table-cell office:value-type="float" office:value="37.740002">
                <text:p>37.740002</text:p>
              </table:table-cell>
              <table:table-cell office:value-type="float" office:value="26.73">
                <text:p>26.73</text:p>
              </table:table-cell>
              <table:table-cell office:value-type="float" office:value="48.023006">
                <text:p>48.023006</text:p>
              </table:table-cell>
            </table:table-row>
            <table:table-row>
              <table:table-cell office:value-type="float" office:value="41214">
                <text:p>41210</text:p>
              </table:table-cell>
              <table:table-cell office:value-type="float" office:value="40.73">
                <text:p>40.73</text:p>
              </table:table-cell>
              <table:table-cell office:value-type="float" office:value="26.545">
                <text:p>26.545</text:p>
              </table:table-cell>
              <table:table-cell office:value-type="float" office:value="50.38102">
                <text:p>50.38102</text:p>
              </table:table-cell>
            </table:table-row>
            <table:table-row>
              <table:table-cell office:value-type="float" office:value="41244">
                <text:p>41240</text:p>
              </table:table-cell>
              <table:table-cell office:value-type="float" office:value="41.939999">
                <text:p>41.939999</text:p>
              </table:table-cell>
              <table:table-cell office:value-type="float" office:value="26.6">
                <text:p>26.6</text:p>
              </table:table-cell>
              <table:table-cell office:value-type="float" office:value="48.253056">
                <text:p>48.253056</text:p>
              </table:table-cell>
            </table:table-row>
            <table:table-row>
              <table:table-cell office:value-type="float" office:value="41275">
                <text:p>41280</text:p>
              </table:table-cell>
              <table:table-cell office:value-type="float" office:value="44.18">
                <text:p>44.18</text:p>
              </table:table-cell>
              <table:table-cell office:value-type="float" office:value="28.004999">
                <text:p>28.004999</text:p>
              </table:table-cell>
              <table:table-cell office:value-type="float" office:value="48.526241">
                <text:p>48.526241</text:p>
              </table:table-cell>
            </table:table-row>
            <table:table-row>
              <table:table-cell office:value-type="float" office:value="41306">
                <text:p>41310</text:p>
              </table:table-cell>
              <table:table-cell office:value-type="float" office:value="46.91">
                <text:p>46.91</text:p>
              </table:table-cell>
              <table:table-cell office:value-type="float" office:value="28.195">
                <text:p>28.195</text:p>
              </table:table-cell>
              <table:table-cell office:value-type="float" office:value="46.887131">
                <text:p>46.887131</text:p>
              </table:table-cell>
            </table:table-row>
            <table:table-row>
              <table:table-cell office:value-type="float" office:value="41334">
                <text:p>41330</text:p>
              </table:table-cell>
              <table:table-cell office:value-type="float" office:value="47.490002">
                <text:p>47.490002</text:p>
              </table:table-cell>
              <table:table-cell office:value-type="float" office:value="25.84">
                <text:p>25.84</text:p>
              </table:table-cell>
              <table:table-cell office:value-type="float" office:value="46.649891">
                <text:p>46.649891</text:p>
              </table:table-cell>
            </table:table-row>
            <table:table-row>
              <table:table-cell office:value-type="float" office:value="41365">
                <text:p>41370</text:p>
              </table:table-cell>
              <table:table-cell office:value-type="float" office:value="51.439999">
                <text:p>51.439999</text:p>
              </table:table-cell>
              <table:table-cell office:value-type="float" office:value="30.84">
                <text:p>30.84</text:p>
              </table:table-cell>
              <table:table-cell office:value-type="float" office:value="51.710999">
                <text:p>51.710999</text:p>
              </table:table-cell>
            </table:table-row>
            <table:table-row>
              <table:table-cell office:value-type="float" office:value="41395">
                <text:p>41400</text:p>
              </table:table-cell>
              <table:table-cell office:value-type="float" office:value="55.220001">
                <text:p>55.220001</text:p>
              </table:table-cell>
              <table:table-cell office:value-type="float" office:value="31.610001">
                <text:p>31.610001</text:p>
              </table:table-cell>
              <table:table-cell office:value-type="float" office:value="48.734722">
                <text:p>48.734722</text:p>
              </table:table-cell>
            </table:table-row>
            <table:table-row>
              <table:table-cell office:value-type="float" office:value="41426">
                <text:p>41430</text:p>
              </table:table-cell>
              <table:table-cell office:value-type="float" office:value="59.189999">
                <text:p>59.189999</text:p>
              </table:table-cell>
              <table:table-cell office:value-type="float" office:value="32.209999">
                <text:p>32.209999</text:p>
              </table:table-cell>
              <table:table-cell office:value-type="float" office:value="48.734722">
                <text:p>48.734722</text:p>
              </table:table-cell>
            </table:table-row>
            <table:table-row>
              <table:table-cell office:value-type="float" office:value="41456">
                <text:p>41460</text:p>
              </table:table-cell>
              <table:table-cell office:value-type="float" office:value="58.599998">
                <text:p>58.599998</text:p>
              </table:table-cell>
              <table:table-cell office:value-type="float" office:value="32.849998">
                <text:p>32.849998</text:p>
              </table:table-cell>
              <table:table-cell office:value-type="float" office:value="50.035946">
                <text:p>50.035946</text:p>
              </table:table-cell>
            </table:table-row>
            <table:table-row>
              <table:table-cell office:value-type="float" office:value="41487">
                <text:p>41490</text:p>
              </table:table-cell>
              <table:table-cell office:value-type="float" office:value="63">
                <text:p>63</text:p>
              </table:table-cell>
              <table:table-cell office:value-type="float" office:value="32.799999">
                <text:p>32.799999</text:p>
              </table:table-cell>
              <table:table-cell office:value-type="float" office:value="52.839684">
                <text:p>52.839684</text:p>
              </table:table-cell>
            </table:table-row>
            <table:table-row>
              <table:table-cell office:value-type="float" office:value="41518">
                <text:p>41520</text:p>
              </table:table-cell>
              <table:table-cell office:value-type="float" office:value="61.619999">
                <text:p>61.619999</text:p>
              </table:table-cell>
              <table:table-cell office:value-type="float" office:value="34.389999">
                <text:p>34.389999</text:p>
              </table:table-cell>
              <table:table-cell office:value-type="float" office:value="50.855499">
                <text:p>50.855499</text:p>
              </table:table-cell>
            </table:table-row>
            <table:table-row>
              <table:table-cell office:value-type="float" office:value="41548">
                <text:p>41550</text:p>
              </table:table-cell>
              <table:table-cell office:value-type="float" office:value="68.120003">
                <text:p>68.120003</text:p>
              </table:table-cell>
              <table:table-cell office:value-type="float" office:value="34.775002">
                <text:p>34.775002</text:p>
              </table:table-cell>
              <table:table-cell office:value-type="float" office:value="51.459381">
                <text:p>51.459381</text:p>
              </table:table-cell>
            </table:table-row>
            <table:table-row>
              <table:table-cell office:value-type="float" office:value="41579">
                <text:p>41580</text:p>
              </table:table-cell>
              <table:table-cell office:value-type="float" office:value="67.190002">
                <text:p>67.190002</text:p>
              </table:table-cell>
              <table:table-cell office:value-type="float" office:value="37.904999">
                <text:p>37.904999</text:p>
              </table:table-cell>
              <table:table-cell office:value-type="float" office:value="48.60532">
                <text:p>48.60532</text:p>
              </table:table-cell>
            </table:table-row>
            <table:table-row>
              <table:table-cell office:value-type="float" office:value="41609">
                <text:p>41610</text:p>
              </table:table-cell>
              <table:table-cell office:value-type="float" office:value="68.940002">
                <text:p>68.940002</text:p>
              </table:table-cell>
              <table:table-cell office:value-type="float" office:value="42.709999">
                <text:p>42.709999</text:p>
              </table:table-cell>
              <table:table-cell office:value-type="float" office:value="55.758446">
                <text:p>55.758446</text:p>
              </table:table-cell>
            </table:table-row>
            <table:table-row>
              <table:table-cell office:value-type="float" office:value="41640">
                <text:p>41640</text:p>
              </table:table-cell>
              <table:table-cell office:value-type="float" office:value="69.650002">
                <text:p>69.650002</text:p>
              </table:table-cell>
              <table:table-cell office:value-type="float" office:value="46.509998">
                <text:p>46.509998</text:p>
              </table:table-cell>
              <table:table-cell office:value-type="float" office:value="54.191231">
                <text:p>54.191231</text:p>
              </table:table-cell>
            </table:table-row>
            <table:table-row>
              <table:table-cell office:value-type="float" office:value="41671">
                <text:p>41670</text:p>
              </table:table-cell>
              <table:table-cell office:value-type="float" office:value="70.690002">
                <text:p>70.690002</text:p>
              </table:table-cell>
              <table:table-cell office:value-type="float" office:value="48.200001">
                <text:p>48.200001</text:p>
              </table:table-cell>
              <table:table-cell office:value-type="float" office:value="48.425594">
                <text:p>48.425594</text:p>
              </table:table-cell>
            </table:table-row>
            <table:table-row>
              <table:table-cell office:value-type="float" office:value="41699">
                <text:p>41700</text:p>
              </table:table-cell>
              <table:table-cell office:value-type="float" office:value="78.279999">
                <text:p>78.279999</text:p>
              </table:table-cell>
              <table:table-cell office:value-type="float" office:value="50.380001">
                <text:p>50.380001</text:p>
              </table:table-cell>
              <table:table-cell office:value-type="float" office:value="52.724659">
                <text:p>52.724659</text:p>
              </table:table-cell>
            </table:table-row>
            <table:table-row>
              <table:table-cell office:value-type="float" office:value="41730">
                <text:p>41730</text:p>
              </table:table-cell>
              <table:table-cell office:value-type="float" office:value="77">
                <text:p>77</text:p>
              </table:table-cell>
              <table:table-cell office:value-type="float" office:value="52.32">
                <text:p>52.32</text:p>
              </table:table-cell>
              <table:table-cell office:value-type="float" office:value="54.284687">
                <text:p>54.284687</text:p>
              </table:table-cell>
            </table:table-row>
            <table:table-row>
              <table:table-cell office:value-type="float" office:value="41760">
                <text:p>41760</text:p>
              </table:table-cell>
              <table:table-cell office:value-type="float" office:value="74.580002">
                <text:p>74.580002</text:p>
              </table:table-cell>
              <table:table-cell office:value-type="float" office:value="43.810001">
                <text:p>43.810001</text:p>
              </table:table-cell>
              <table:table-cell office:value-type="float" office:value="55.298347">
                <text:p>55.298347</text:p>
              </table:table-cell>
            </table:table-row>
            <table:table-row>
              <table:table-cell office:value-type="float" office:value="41791">
                <text:p>41790</text:p>
              </table:table-cell>
              <table:table-cell office:value-type="float" office:value="72.589996">
                <text:p>72.589996</text:p>
              </table:table-cell>
              <table:table-cell office:value-type="float" office:value="43.299999">
                <text:p>43.299999</text:p>
              </table:table-cell>
              <table:table-cell office:value-type="float" office:value="55.327103">
                <text:p>55.327103</text:p>
              </table:table-cell>
            </table:table-row>
            <table:table-row>
              <table:table-cell office:value-type="float" office:value="41821">
                <text:p>41820</text:p>
              </table:table-cell>
              <table:table-cell office:value-type="float" office:value="73.239998">
                <text:p>73.239998</text:p>
              </table:table-cell>
              <table:table-cell office:value-type="float" office:value="42.389999">
                <text:p>42.389999</text:p>
              </table:table-cell>
              <table:table-cell office:value-type="float" office:value="58.677212">
                <text:p>58.677212</text:p>
              </table:table-cell>
            </table:table-row>
            <table:table-row>
              <table:table-cell office:value-type="float" office:value="41852">
                <text:p>41850</text:p>
              </table:table-cell>
              <table:table-cell office:value-type="float" office:value="71.599998">
                <text:p>71.599998</text:p>
              </table:table-cell>
              <table:table-cell office:value-type="float" office:value="42.029999">
                <text:p>42.029999</text:p>
              </table:table-cell>
              <table:table-cell office:value-type="float" office:value="49.942486">
                <text:p>49.942486</text:p>
              </table:table-cell>
            </table:table-row>
            <table:table-row>
              <table:table-cell office:value-type="float" office:value="41883">
                <text:p>41880</text:p>
              </table:table-cell>
              <table:table-cell office:value-type="float" office:value="75.650002">
                <text:p>75.650002</text:p>
              </table:table-cell>
              <table:table-cell office:value-type="float" office:value="39.610001">
                <text:p>39.610001</text:p>
              </table:table-cell>
              <table:table-cell office:value-type="float" office:value="51.761322">
                <text:p>51.761322</text:p>
              </table:table-cell>
            </table:table-row>
            <table:table-row>
              <table:table-cell office:value-type="float" office:value="41913">
                <text:p>41910</text:p>
              </table:table-cell>
              <table:table-cell office:value-type="float" office:value="76.900002">
                <text:p>76.900002</text:p>
              </table:table-cell>
              <table:table-cell office:value-type="float" office:value="40.18">
                <text:p>40.18</text:p>
              </table:table-cell>
              <table:table-cell office:value-type="float" office:value="51.710999">
                <text:p>51.710999</text:p>
              </table:table-cell>
            </table:table-row>
            <table:table-row>
              <table:table-cell office:value-type="float" office:value="41944">
                <text:p>41940</text:p>
              </table:table-cell>
              <table:table-cell office:value-type="float" office:value="89.150002">
                <text:p>89.150002</text:p>
              </table:table-cell>
              <table:table-cell office:value-type="float" office:value="46.610001">
                <text:p>46.610001</text:p>
              </table:table-cell>
              <table:table-cell office:value-type="float" office:value="51.560028">
                <text:p>51.560028</text:p>
              </table:table-cell>
            </table:table-row>
            <table:table-row>
              <table:table-cell office:value-type="float" office:value="41974">
                <text:p>41970</text:p>
              </table:table-cell>
              <table:table-cell office:value-type="float" office:value="93.790001">
                <text:p>93.790001</text:p>
              </table:table-cell>
              <table:table-cell office:value-type="float" office:value="52.900002">
                <text:p>52.900002</text:p>
              </table:table-cell>
              <table:table-cell office:value-type="float" office:value="54.356579">
                <text:p>54.356579</text:p>
              </table:table-cell>
            </table:table-row>
            <table:table-row>
              <table:table-cell office:value-type="float" office:value="42005">
                <text:p>42010</text:p>
              </table:table-cell>
              <table:table-cell office:value-type="float" office:value="94.300003">
                <text:p>94.300003</text:p>
              </table:table-cell>
              <table:table-cell office:value-type="float" office:value="56.349998">
                <text:p>56.349998</text:p>
              </table:table-cell>
              <table:table-cell office:value-type="float" office:value="52.796551">
                <text:p>52.796551</text:p>
              </table:table-cell>
            </table:table-row>
            <table:table-row>
              <table:table-cell office:value-type="float" office:value="42036">
                <text:p>42040</text:p>
              </table:table-cell>
              <table:table-cell office:value-type="float" office:value="99.599998">
                <text:p>99.599998</text:p>
              </table:table-cell>
              <table:table-cell office:value-type="float" office:value="63.599998">
                <text:p>63.599998</text:p>
              </table:table-cell>
              <table:table-cell office:value-type="float" office:value="52.077641">
                <text:p>52.077641</text:p>
              </table:table-cell>
            </table:table-row>
            <table:table-row>
              <table:table-cell office:value-type="float" office:value="42064">
                <text:p>42060</text:p>
              </table:table-cell>
              <table:table-cell office:value-type="float" office:value="101.910004">
                <text:p>101.910004</text:p>
              </table:table-cell>
              <table:table-cell office:value-type="float" office:value="62.09">
                <text:p>62.09</text:p>
              </table:table-cell>
              <table:table-cell office:value-type="float" office:value="58.231487">
                <text:p>58.231487</text:p>
              </table:table-cell>
            </table:table-row>
            <table:table-row>
              <table:table-cell office:value-type="float" office:value="42095">
                <text:p>42100</text:p>
              </table:table-cell>
              <table:table-cell office:value-type="float" office:value="100.279999">
                <text:p>100.279999</text:p>
              </table:table-cell>
              <table:table-cell office:value-type="float" office:value="61.849998">
                <text:p>61.849998</text:p>
              </table:table-cell>
              <table:table-cell office:value-type="float" office:value="56.542057">
                <text:p>56.542057</text:p>
              </table:table-cell>
            </table:table-row>
            <table:table-row>
              <table:table-cell office:value-type="float" office:value="42125">
                <text:p>42130</text:p>
              </table:table-cell>
              <table:table-cell office:value-type="float" office:value="108.559998">
                <text:p>108.559998</text:p>
              </table:table-cell>
              <table:table-cell office:value-type="float" office:value="61.740002">
                <text:p>61.740002</text:p>
              </table:table-cell>
              <table:table-cell office:value-type="float" office:value="62.185478">
                <text:p>62.185478</text:p>
              </table:table-cell>
            </table:table-row>
            <table:table-row>
              <table:table-cell office:value-type="float" office:value="42156">
                <text:p>42160</text:p>
              </table:table-cell>
              <table:table-cell office:value-type="float" office:value="109.580002">
                <text:p>109.580002</text:p>
              </table:table-cell>
              <table:table-cell office:value-type="float" office:value="69.169998">
                <text:p>69.169998</text:p>
              </table:table-cell>
              <table:table-cell office:value-type="float" office:value="64.601006">
                <text:p>64.601006</text:p>
              </table:table-cell>
            </table:table-row>
            <table:table-row>
              <table:table-cell office:value-type="float" office:value="42186">
                <text:p>42190</text:p>
              </table:table-cell>
              <table:table-cell office:value-type="float" office:value="114.769997">
                <text:p>114.769997</text:p>
              </table:table-cell>
              <table:table-cell office:value-type="float" office:value="76.230003">
                <text:p>76.230003</text:p>
              </table:table-cell>
              <table:table-cell office:value-type="float" office:value="65.499641">
                <text:p>65.499641</text:p>
              </table:table-cell>
            </table:table-row>
            <table:table-row>
              <table:table-cell office:value-type="float" office:value="42217">
                <text:p>42220</text:p>
              </table:table-cell>
              <table:table-cell office:value-type="float" office:value="113.839996">
                <text:p>113.839996</text:p>
              </table:table-cell>
              <table:table-cell office:value-type="float" office:value="75.379997">
                <text:p>75.379997</text:p>
              </table:table-cell>
              <table:table-cell office:value-type="float" office:value="63.292595">
                <text:p>63.292595</text:p>
              </table:table-cell>
            </table:table-row>
            <table:table-row>
              <table:table-cell office:value-type="float" office:value="42248">
                <text:p>42250</text:p>
              </table:table-cell>
              <table:table-cell office:value-type="float" office:value="103.760002">
                <text:p>103.760002</text:p>
              </table:table-cell>
              <table:table-cell office:value-type="float" office:value="65.839996">
                <text:p>65.839996</text:p>
              </table:table-cell>
              <table:table-cell office:value-type="float" office:value="55.787205">
                <text:p>55.787205</text:p>
              </table:table-cell>
            </table:table-row>
            <table:table-row>
              <table:table-cell office:value-type="float" office:value="42278">
                <text:p>42280</text:p>
              </table:table-cell>
              <table:table-cell office:value-type="float" office:value="107.989998">
                <text:p>107.989998</text:p>
              </table:table-cell>
              <table:table-cell office:value-type="float" office:value="68.489998">
                <text:p>68.489998</text:p>
              </table:table-cell>
              <table:table-cell office:value-type="float" office:value="57.519772">
                <text:p>57.519772</text:p>
              </table:table-cell>
            </table:table-row>
            <table:table-row>
              <table:table-cell office:value-type="float" office:value="42309">
                <text:p>42310</text:p>
              </table:table-cell>
              <table:table-cell office:value-type="float" office:value="106.550003">
                <text:p>106.550003</text:p>
              </table:table-cell>
              <table:table-cell office:value-type="float" office:value="69.989998">
                <text:p>69.989998</text:p>
              </table:table-cell>
              <table:table-cell office:value-type="float" office:value="51.301224">
                <text:p>51.301224</text:p>
              </table:table-cell>
            </table:table-row>
            <table:table-row>
              <table:table-cell office:value-type="float" office:value="42339">
                <text:p>42340</text:p>
              </table:table-cell>
              <table:table-cell office:value-type="float" office:value="107.709999">
                <text:p>107.709999</text:p>
              </table:table-cell>
              <table:table-cell office:value-type="float" office:value="57.59">
                <text:p>57.59</text:p>
              </table:table-cell>
              <table:table-cell office:value-type="float" office:value="52.624012">
                <text:p>52.624012</text:p>
              </table:table-cell>
            </table:table-row>
            <table:table-row>
              <table:table-cell office:value-type="float" office:value="42370">
                <text:p>42370</text:p>
              </table:table-cell>
              <table:table-cell office:value-type="float" office:value="109.959999">
                <text:p>109.959999</text:p>
              </table:table-cell>
              <table:table-cell office:value-type="float" office:value="54.970001">
                <text:p>54.970001</text:p>
              </table:table-cell>
              <table:table-cell office:value-type="float" office:value="51.272465">
                <text:p>51.272465</text:p>
              </table:table-cell>
            </table:table-row>
            <table:table-row>
              <table:table-cell office:value-type="float" office:value="42401">
                <text:p>42400</text:p>
              </table:table-cell>
              <table:table-cell office:value-type="float" office:value="113.550003">
                <text:p>113.550003</text:p>
              </table:table-cell>
              <table:table-cell office:value-type="float" office:value="47.59">
                <text:p>47.59</text:p>
              </table:table-cell>
              <table:table-cell office:value-type="float" office:value="51.703812">
                <text:p>51.703812</text:p>
              </table:table-cell>
            </table:table-row>
            <table:table-row>
              <table:table-cell office:value-type="float" office:value="42430">
                <text:p>42430</text:p>
              </table:table-cell>
              <table:table-cell office:value-type="float" office:value="133.759995">
                <text:p>133.759995</text:p>
              </table:table-cell>
              <table:table-cell office:value-type="float" office:value="58.34">
                <text:p>58.34</text:p>
              </table:table-cell>
              <table:table-cell office:value-type="float" office:value="52.40115">
                <text:p>52.40115</text:p>
              </table:table-cell>
            </table:table-row>
            <table:table-row>
              <table:table-cell office:value-type="float" office:value="42461">
                <text:p>42460</text:p>
              </table:table-cell>
              <table:table-cell office:value-type="float" office:value="131.490005">
                <text:p>131.490005</text:p>
              </table:table-cell>
              <table:table-cell office:value-type="float" office:value="53.779999">
                <text:p>53.779999</text:p>
              </table:table-cell>
              <table:table-cell office:value-type="float" office:value="58.145218">
                <text:p>58.145218</text:p>
              </table:table-cell>
            </table:table-row>
            <table:table-row>
              <table:table-cell office:value-type="float" office:value="42491">
                <text:p>42490</text:p>
              </table:table-cell>
              <table:table-cell office:value-type="float" office:value="120.919998">
                <text:p>120.919998</text:p>
              </table:table-cell>
              <table:table-cell office:value-type="float" office:value="56.810001">
                <text:p>56.810001</text:p>
              </table:table-cell>
              <table:table-cell office:value-type="float" office:value="57.641983">
                <text:p>57.641983</text:p>
              </table:table-cell>
            </table:table-row>
            <table:table-row>
              <table:table-cell office:value-type="float" office:value="42522">
                <text:p>42520</text:p>
              </table:table-cell>
              <table:table-cell office:value-type="float" office:value="120.599998">
                <text:p>120.599998</text:p>
              </table:table-cell>
              <table:table-cell office:value-type="float" office:value="63.02">
                <text:p>63.02</text:p>
              </table:table-cell>
              <table:table-cell office:value-type="float" office:value="58.662834">
                <text:p>58.662834</text:p>
              </table:table-cell>
            </table:table-row>
            <table:table-row>
              <table:table-cell office:value-type="float" office:value="42552">
                <text:p>42550</text:p>
              </table:table-cell>
              <table:table-cell office:value-type="float" office:value="131.449997">
                <text:p>131.449997</text:p>
              </table:table-cell>
              <table:table-cell office:value-type="float" office:value="68.059998">
                <text:p>68.059998</text:p>
              </table:table-cell>
              <table:table-cell office:value-type="float" office:value="59.633358">
                <text:p>59.633358</text:p>
              </table:table-cell>
            </table:table-row>
            <table:table-row>
              <table:table-cell office:value-type="float" office:value="42583">
                <text:p>42580</text:p>
              </table:table-cell>
              <table:table-cell office:value-type="float" office:value="146.940002">
                <text:p>146.940002</text:p>
              </table:table-cell>
              <table:table-cell office:value-type="float" office:value="74.019997">
                <text:p>74.019997</text:p>
              </table:table-cell>
              <table:table-cell office:value-type="float" office:value="64.13372">
                <text:p>64.13372</text:p>
              </table:table-cell>
            </table:table-row>
            <table:table-row>
              <table:table-cell office:value-type="float" office:value="42614">
                <text:p>42610</text:p>
              </table:table-cell>
              <table:table-cell office:value-type="float" office:value="149.169998">
                <text:p>149.169998</text:p>
              </table:table-cell>
              <table:table-cell office:value-type="float" office:value="74.599998">
                <text:p>74.599998</text:p>
              </table:table-cell>
              <table:table-cell office:value-type="float" office:value="65.118622">
                <text:p>65.118622</text:p>
              </table:table-cell>
            </table:table-row>
            <table:table-row>
              <table:table-cell office:value-type="float" office:value="42644">
                <text:p>42640</text:p>
              </table:table-cell>
              <table:table-cell office:value-type="float" office:value="152.119995">
                <text:p>152.119995</text:p>
              </table:table-cell>
              <table:table-cell office:value-type="float" office:value="79.029999">
                <text:p>79.029999</text:p>
              </table:table-cell>
              <table:table-cell office:value-type="float" office:value="65.283966">
                <text:p>65.283966</text:p>
              </table:table-cell>
            </table:table-row>
            <table:table-row>
              <table:table-cell office:value-type="float" office:value="42675">
                <text:p>42680</text:p>
              </table:table-cell>
              <table:table-cell office:value-type="float" office:value="169.850006">
                <text:p>169.850006</text:p>
              </table:table-cell>
              <table:table-cell office:value-type="float" office:value="75.800003">
                <text:p>75.800003</text:p>
              </table:table-cell>
              <table:table-cell office:value-type="float" office:value="62.209999">
                <text:p>62.209999</text:p>
              </table:table-cell>
            </table:table-row>
            <table:table-row>
              <table:table-cell office:value-type="float" office:value="42705">
                <text:p>42710</text:p>
              </table:table-cell>
              <table:table-cell office:value-type="float" office:value="168.380005">
                <text:p>168.380005</text:p>
              </table:table-cell>
              <table:table-cell office:value-type="float" office:value="87.970001">
                <text:p>87.970001</text:p>
              </table:table-cell>
              <table:table-cell office:value-type="float" office:value="63.439999">
                <text:p>63.439999</text:p>
              </table:table-cell>
            </table:table-row>
            <table:table-row>
              <table:table-cell office:value-type="float" office:value="42736">
                <text:p>42740</text:p>
              </table:table-cell>
              <table:table-cell office:value-type="float" office:value="159.220001">
                <text:p>159.220001</text:p>
              </table:table-cell>
              <table:table-cell office:value-type="float" office:value="86.209999">
                <text:p>86.209999</text:p>
              </table:table-cell>
              <table:table-cell office:value-type="float" office:value="63.560001">
                <text:p>63.560001</text:p>
              </table:table-cell>
            </table:table-row>
            <table:table-row>
              <table:table-cell office:value-type="float" office:value="42767">
                <text:p>42770</text:p>
              </table:table-cell>
              <table:table-cell office:value-type="float" office:value="174.809998">
                <text:p>174.809998</text:p>
              </table:table-cell>
              <table:table-cell office:value-type="float" office:value="85.660004">
                <text:p>85.660004</text:p>
              </table:table-cell>
              <table:table-cell office:value-type="float" office:value="65.480003">
                <text:p>65.480003</text:p>
              </table:table-cell>
            </table:table-row>
            <table:table-row>
              <table:table-cell office:value-type="float" office:value="42795">
                <text:p>42800</text:p>
              </table:table-cell>
              <table:table-cell office:value-type="float" office:value="191.639999">
                <text:p>191.639999</text:p>
              </table:table-cell>
              <table:table-cell office:value-type="float" office:value="79.480003">
                <text:p>79.480003</text:p>
              </table:table-cell>
              <table:table-cell office:value-type="float" office:value="65.900002">
                <text:p>65.900002</text:p>
              </table:table-cell>
            </table:table-row>
            <table:table-row>
              <table:table-cell office:value-type="float" office:value="42826">
                <text:p>42830</text:p>
              </table:table-cell>
              <table:table-cell office:value-type="float" office:value="184.070007">
                <text:p>184.070007</text:p>
              </table:table-cell>
              <table:table-cell office:value-type="float" office:value="80.029999">
                <text:p>80.029999</text:p>
              </table:table-cell>
              <table:table-cell office:value-type="float" office:value="63.740002">
                <text:p>63.740002</text:p>
              </table:table-cell>
            </table:table-row>
            <table:table-row>
              <table:table-cell office:value-type="float" office:value="42856">
                <text:p>42860</text:p>
              </table:table-cell>
              <table:table-cell office:value-type="float" office:value="181">
                <text:p>181</text:p>
              </table:table-cell>
              <table:table-cell office:value-type="float" office:value="79.110001">
                <text:p>79.110001</text:p>
              </table:table-cell>
              <table:table-cell office:value-type="float" office:value="65.720001">
                <text:p>65.720001</text:p>
              </table:table-cell>
            </table:table-row>
            <table:table-row>
              <table:table-cell office:value-type="float" office:value="42887">
                <text:p>42890</text:p>
              </table:table-cell>
              <table:table-cell office:value-type="float" office:value="213.779999">
                <text:p>213.779999</text:p>
              </table:table-cell>
              <table:table-cell office:value-type="float" office:value="80.800003">
                <text:p>80.800003</text:p>
              </table:table-cell>
              <table:table-cell office:value-type="float" office:value="72.639999">
                <text:p>72.639999</text:p>
              </table:table-cell>
            </table:table-row>
            <table:table-row>
              <table:table-cell office:value-type="float" office:value="42917">
                <text:p>42920</text:p>
              </table:table-cell>
              <table:table-cell office:value-type="float" office:value="211.550003">
                <text:p>211.550003</text:p>
              </table:table-cell>
              <table:table-cell office:value-type="float" office:value="71.889999">
                <text:p>71.889999</text:p>
              </table:table-cell>
              <table:table-cell office:value-type="float" office:value="73.599998">
                <text:p>73.599998</text:p>
              </table:table-cell>
            </table:table-row>
            <table:table-row>
              <table:table-cell office:value-type="float" office:value="42948">
                <text:p>42950</text:p>
              </table:table-cell>
              <table:table-cell office:value-type="float" office:value="186.720001">
                <text:p>186.720001</text:p>
              </table:table-cell>
              <table:table-cell office:value-type="float" office:value="71.830002">
                <text:p>71.830002</text:p>
              </table:table-cell>
              <table:table-cell office:value-type="float" office:value="75.82">
                <text:p>75.82</text:p>
              </table:table-cell>
            </table:table-row>
            <table:table-row>
              <table:table-cell office:value-type="float" office:value="42979">
                <text:p>42980</text:p>
              </table:table-cell>
              <table:table-cell office:value-type="float" office:value="182.889999">
                <text:p>182.889999</text:p>
              </table:table-cell>
              <table:table-cell office:value-type="float" office:value="74.779999">
                <text:p>74.779999</text:p>
              </table:table-cell>
              <table:table-cell office:value-type="float" office:value="76.989998">
                <text:p>76.989998</text:p>
              </table:table-cell>
            </table:table-row>
            <table:table-row>
              <table:table-cell office:value-type="float" office:value="43009">
                <text:p>43010</text:p>
              </table:table-cell>
              <table:table-cell office:value-type="float" office:value="199.789993">
                <text:p>199.789993</text:p>
              </table:table-cell>
              <table:table-cell office:value-type="float" office:value="73.080002">
                <text:p>73.080002</text:p>
              </table:table-cell>
              <table:table-cell office:value-type="float" office:value="73.370003">
                <text:p>73.370003</text:p>
              </table:table-cell>
            </table:table-row>
            <table:table-row>
              <table:table-cell office:value-type="float" office:value="43040">
                <text:p>43040</text:p>
              </table:table-cell>
              <table:table-cell office:value-type="float" office:value="182.320007">
                <text:p>182.320007</text:p>
              </table:table-cell>
              <table:table-cell office:value-type="float" office:value="65.5">
                <text:p>65.5</text:p>
              </table:table-cell>
              <table:table-cell office:value-type="float" office:value="74.540001">
                <text:p>74.540001</text:p>
              </table:table-cell>
            </table:table-row>
            <table:table-row>
              <table:table-cell office:value-type="float" office:value="43070">
                <text:p>43070</text:p>
              </table:table-cell>
              <table:table-cell office:value-type="float" office:value="185.779999">
                <text:p>185.779999</text:p>
              </table:table-cell>
              <table:table-cell office:value-type="float" office:value="58.580002">
                <text:p>58.580002</text:p>
              </table:table-cell>
              <table:table-cell office:value-type="float" office:value="83.459999">
                <text:p>83.459999</text:p>
              </table:table-cell>
            </table:table-row>
            <table:table-row>
              <table:table-cell office:value-type="float" office:value="43101">
                <text:p>43100</text:p>
              </table:table-cell>
              <table:table-cell office:value-type="float" office:value="188.520004">
                <text:p>188.520004</text:p>
              </table:table-cell>
              <table:table-cell office:value-type="float" office:value="56.290001">
                <text:p>56.290001</text:p>
              </table:table-cell>
              <table:table-cell office:value-type="float" office:value="82.150002">
                <text:p>82.150002</text:p>
              </table:table-cell>
            </table:table-row>
            <table:table-row>
              <table:table-cell office:value-type="float" office:value="43132">
                <text:p>43130</text:p>
              </table:table-cell>
              <table:table-cell office:value-type="float" office:value="215.699997">
                <text:p>215.699997</text:p>
              </table:table-cell>
              <table:table-cell office:value-type="float" office:value="64.709999">
                <text:p>64.709999</text:p>
              </table:table-cell>
              <table:table-cell office:value-type="float" office:value="84.239998">
                <text:p>84.239998</text:p>
              </table:table-cell>
            </table:table-row>
            <table:table-row>
              <table:table-cell office:value-type="float" office:value="43160">
                <text:p>43160</text:p>
              </table:table-cell>
              <table:table-cell office:value-type="float" office:value="222">
                <text:p>222</text:p>
              </table:table-cell>
              <table:table-cell office:value-type="float" office:value="58.459999">
                <text:p>58.459999</text:p>
              </table:table-cell>
              <table:table-cell office:value-type="float" office:value="80.980003">
                <text:p>80.980003</text:p>
              </table:table-cell>
            </table:table-row>
            <table:table-row>
              <table:table-cell office:value-type="float" office:value="43191">
                <text:p>43190</text:p>
              </table:table-cell>
              <table:table-cell office:value-type="float" office:value="233.289993">
                <text:p>233.289993</text:p>
              </table:table-cell>
              <table:table-cell office:value-type="float" office:value="56.990002">
                <text:p>56.990002</text:p>
              </table:table-cell>
              <table:table-cell office:value-type="float" office:value="85.220001">
                <text:p>85.220001</text:p>
              </table:table-cell>
            </table:table-row>
            <table:table-row>
              <table:table-cell office:value-type="float" office:value="43221">
                <text:p>43220</text:p>
              </table:table-cell>
              <table:table-cell office:value-type="float" office:value="242.149994">
                <text:p>242.149994</text:p>
              </table:table-cell>
              <table:table-cell office:value-type="float" office:value="61.849998">
                <text:p>61.849998</text:p>
              </table:table-cell>
              <table:table-cell office:value-type="float" office:value="87.110001">
                <text:p>87.110001</text:p>
              </table:table-cell>
            </table:table-row>
            <table:table-row>
              <table:table-cell office:value-type="float" office:value="43252">
                <text:p>43250</text:p>
              </table:table-cell>
              <table:table-cell office:value-type="float" office:value="253.419998">
                <text:p>253.419998</text:p>
              </table:table-cell>
              <table:table-cell office:value-type="float" office:value="51.57">
                <text:p>51.57</text:p>
              </table:table-cell>
              <table:table-cell office:value-type="float" office:value="81.639999">
                <text:p>81.639999</text:p>
              </table:table-cell>
            </table:table-row>
            <table:table-row>
              <table:table-cell office:value-type="float" office:value="43282">
                <text:p>43280</text:p>
              </table:table-cell>
              <table:table-cell office:value-type="float" office:value="278.640015">
                <text:p>278.640015</text:p>
              </table:table-cell>
              <table:table-cell office:value-type="float" office:value="50.470001">
                <text:p>50.470001</text:p>
              </table:table-cell>
              <table:table-cell office:value-type="float" office:value="77.519997">
                <text:p>77.519997</text:p>
              </table:table-cell>
            </table:table-row>
            <table:table-row>
              <table:table-cell office:value-type="float" office:value="43313">
                <text:p>43310</text:p>
              </table:table-cell>
              <table:table-cell office:value-type="float" office:value="263.5">
                <text:p>263.5</text:p>
              </table:table-cell>
              <table:table-cell office:value-type="float" office:value="42.759998">
                <text:p>42.759998</text:p>
              </table:table-cell>
              <table:table-cell office:value-type="float" office:value="78.949997">
                <text:p>78.949997</text:p>
              </table:table-cell>
            </table:table-row>
            <table:table-row>
              <table:table-cell office:value-type="float" office:value="43344">
                <text:p>43340</text:p>
              </table:table-cell>
              <table:table-cell office:value-type="float" office:value="298.899994">
                <text:p>298.899994</text:p>
              </table:table-cell>
              <table:table-cell office:value-type="float" office:value="46.139999">
                <text:p>46.139999</text:p>
              </table:table-cell>
              <table:table-cell office:value-type="float" office:value="86.739998">
                <text:p>86.739998</text:p>
              </table:table-cell>
            </table:table-row>
            <table:table-row>
              <table:table-cell office:value-type="float" office:value="43374">
                <text:p>43370</text:p>
              </table:table-cell>
              <table:table-cell office:value-type="float" office:value="296.859985">
                <text:p>296.859985</text:p>
              </table:table-cell>
              <table:table-cell office:value-type="float" office:value="51.790001">
                <text:p>51.790001</text:p>
              </table:table-cell>
              <table:table-cell office:value-type="float" office:value="91.050003">
                <text:p>91.050003</text:p>
              </table:table-cell>
            </table:table-row>
            <table:table-row>
              <table:table-cell office:value-type="float" office:value="43405">
                <text:p>43410</text:p>
              </table:table-cell>
              <table:table-cell office:value-type="float" office:value="267.850006">
                <text:p>267.850006</text:p>
              </table:table-cell>
              <table:table-cell office:value-type="float" office:value="54.830002">
                <text:p>54.830002</text:p>
              </table:table-cell>
              <table:table-cell office:value-type="float" office:value="90.480003">
                <text:p>90.480003</text:p>
              </table:table-cell>
            </table:table-row>
            <table:table-row>
              <table:table-cell office:value-type="float" office:value="43435">
                <text:p>43440</text:p>
              </table:table-cell>
              <table:table-cell office:value-type="float" office:value="282.440002">
                <text:p>282.440002</text:p>
              </table:table-cell>
              <table:table-cell office:value-type="float" office:value="48.349998">
                <text:p>48.349998</text:p>
              </table:table-cell>
              <table:table-cell office:value-type="float" office:value="93.239998">
                <text:p>93.239998</text:p>
              </table:table-cell>
            </table:table-row>
            <table:table-row>
              <table:table-cell office:value-type="float" office:value="43466">
                <text:p>43470</text:p>
              </table:table-cell>
              <table:table-cell office:value-type="float" office:value="245.589996">
                <text:p>245.589996</text:p>
              </table:table-cell>
              <table:table-cell office:value-type="float" office:value="39.639999">
                <text:p>39.639999</text:p>
              </table:table-cell>
              <table:table-cell office:value-type="float" office:value="91.089996">
                <text:p>91.089996</text:p>
              </table:table-cell>
            </table:table-row>
            <table:table-row>
              <table:table-cell office:value-type="float" office:value="43497">
                <text:p>43500</text:p>
              </table:table-cell>
              <table:table-cell office:value-type="float" office:value="281.920013">
                <text:p>281.920013</text:p>
              </table:table-cell>
              <table:table-cell office:value-type="float" office:value="41.830002">
                <text:p>41.830002</text:p>
              </table:table-cell>
              <table:table-cell office:value-type="float" office:value="94.489998">
                <text:p>94.489998</text:p>
              </table:table-cell>
            </table:table-row>
            <table:table-row>
              <table:table-cell office:value-type="float" office:value="43525">
                <text:p>43530</text:p>
              </table:table-cell>
              <table:table-cell office:value-type="float" office:value="253.119995">
                <text:p>253.119995</text:p>
              </table:table-cell>
              <table:table-cell office:value-type="float" office:value="44.07">
                <text:p>44.0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3556">
                <text:p>43560</text:p>
              </table:table-cell>
              <table:table-cell office:value-type="float" office:value="258.709991">
                <text:p>258.709991</text:p>
              </table:table-cell>
              <table:table-cell office:value-type="float" office:value="53.450001">
                <text:p>53.450001</text:p>
              </table:table-cell>
              <table:table-cell office:value-type="float" office:value="100.43">
                <text:p>100.43</text:p>
              </table:table-cell>
            </table:table-row>
            <table:table-row>
              <table:table-cell office:value-type="float" office:value="43586">
                <text:p>43590</text:p>
              </table:table-cell>
              <table:table-cell office:value-type="float" office:value="271">
                <text:p>271</text:p>
              </table:table-cell>
              <table:table-cell office:value-type="float" office:value="51.310001">
                <text:p>51.310001</text:p>
              </table:table-cell>
              <table:table-cell office:value-type="float" office:value="101.5">
                <text:p>101.5</text:p>
              </table:table-cell>
            </table:table-row>
            <table:table-row>
              <table:table-cell office:value-type="float" office:value="43617">
                <text:p>43620</text:p>
              </table:table-cell>
              <table:table-cell office:value-type="float" office:value="279.700012">
                <text:p>279.700012</text:p>
              </table:table-cell>
              <table:table-cell office:value-type="float" office:value="48.349998">
                <text:p>48.349998</text:p>
              </table:table-cell>
              <table:table-cell office:value-type="float" office:value="102.239998">
                <text:p>102.239998</text:p>
              </table:table-cell>
            </table:table-row>
            <table:table-row>
              <table:table-cell office:value-type="float" office:value="43647">
                <text:p>43650</text:p>
              </table:table-cell>
              <table:table-cell office:value-type="float" office:value="279.579987">
                <text:p>279.579987</text:p>
              </table:table-cell>
              <table:table-cell office:value-type="float" office:value="44.93">
                <text:p>44.93</text:p>
              </table:table-cell>
              <table:table-cell office:value-type="float" office:value="110.459999">
                <text:p>110.459999</text:p>
              </table:table-cell>
            </table:table-row>
            <table:table-row>
              <table:table-cell office:value-type="float" office:value="43678">
                <text:p>43680</text:p>
              </table:table-cell>
              <table:table-cell office:value-type="float" office:value="246.119995">
                <text:p>246.119995</text:p>
              </table:table-cell>
              <table:table-cell office:value-type="float" office:value="44.330002">
                <text:p>44.330002</text:p>
              </table:table-cell>
              <table:table-cell office:value-type="float" office:value="116.150002">
                <text:p>116.150002</text:p>
              </table:table-cell>
            </table:table-row>
            <table:table-row>
              <table:table-cell office:value-type="float" office:value="43709">
                <text:p>43710</text:p>
              </table:table-cell>
              <table:table-cell office:value-type="float" office:value="224.570007">
                <text:p>224.570007</text:p>
              </table:table-cell>
              <table:table-cell office:value-type="float" office:value="49.32">
                <text:p>49.32</text:p>
              </table:table-cell>
              <table:table-cell office:value-type="float" office:value="116.800003">
                <text:p>116.800003</text:p>
              </table:table-cell>
            </table:table-row>
            <table:table-row>
              <table:table-cell office:value-type="float" office:value="43739">
                <text:p>43740</text:p>
              </table:table-cell>
              <table:table-cell office:value-type="float" office:value="245.130005">
                <text:p>245.130005</text:p>
              </table:table-cell>
              <table:table-cell office:value-type="float" office:value="52.669998">
                <text:p>52.669998</text:p>
              </table:table-cell>
              <table:table-cell office:value-type="float" office:value="113.400002">
                <text:p>113.400002</text:p>
              </table:table-cell>
            </table:table-row>
            <table:table-row>
              <table:table-cell office:value-type="float" office:value="43770">
                <text:p>43770</text:p>
              </table:table-cell>
              <table:table-cell office:value-type="float" office:value="272.929993">
                <text:p>272.929993</text:p>
              </table:table-cell>
              <table:table-cell office:value-type="float" office:value="58.970001">
                <text:p>58.970001</text:p>
              </table:table-cell>
              <table:table-cell office:value-type="float" office:value="101.93">
                <text:p>101.93</text:p>
              </table:table-cell>
            </table:table-row>
            <table:table-row>
              <table:table-cell office:value-type="float" office:value="43800">
                <text:p>43800</text:p>
              </table:table-cell>
              <table:table-cell office:value-type="float" office:value="296.26001">
                <text:p>296.26001</text:p>
              </table:table-cell>
              <table:table-cell office:value-type="float" office:value="63.580002">
                <text:p>63.580002</text:p>
              </table:table-cell>
              <table:table-cell office:value-type="float" office:value="100.709999">
                <text:p>100.709999</text:p>
              </table:table-cell>
            </table:table-row>
            <table:table-row>
              <table:table-cell office:value-type="float" office:value="43831">
                <text:p>43830</text:p>
              </table:table-cell>
              <table:table-cell office:value-type="float" office:value="293.790009">
                <text:p>293.790009</text:p>
              </table:table-cell>
              <table:table-cell office:value-type="float" office:value="62.889999">
                <text:p>62.889999</text:p>
              </table:table-cell>
              <table:table-cell office:value-type="float" office:value="100.900002">
                <text:p>100.9000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Windows_x86 LibreOffice_project/490fc03b25318460cfc54456516ea2519c11d1aa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25">
      <number:number number:decimal-places="1" loext:min-decimal-places="1" number:min-integer-digits="1"/>
    </number:number-style>
    <style:style style:name="ch1" style:family="chart">
      <style:graphic-properties draw:stroke="solid" svg:stroke-width="0.026cm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treat-empty-cells="leave-gap" chart:series-source="rows" chart:data-label-number="valu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link-data-style-to-source="true" chart:axis-position="0" chart:axis-label-position="outside-start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1">
      <style:chart-properties chart:display-label="true" chart:logarithmic="false" chart:minimum="-10" chart:maximum="40" chart:interval-major="10" chart:reverse-direction="false" text:line-break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chart-properties chart:auto-position="true" style:rotation-angle="90"/>
      <style:text-properties fo:color="#595959" style:text-position="0% 100%" fo:font-family="Calibri" fo:font-size="10pt" style:font-size-asian="10pt" style:font-size-complex="10pt"/>
    </style:style>
    <style:style style:name="ch8" style:family="chart">
      <style:graphic-properties svg:stroke-width="0.026cm" svg:stroke-color="#d9d9d9"/>
    </style:style>
    <style:style style:name="ch9" style:family="chart" style:data-style-name="N125">
      <style:chart-properties chart:symbol-type="none" chart:link-data-style-to-source="true" chart:data-label-number="value" chart:data-label-text="false" chart:data-label-symbol="false" chart:label-position="top">
        <chart:label-separator>
          <text:p>; </text:p>
        </chart:label-separator>
      </style:chart-properties>
      <style:graphic-properties svg:stroke-width="0.053cm" svg:stroke-color="#4472c4" draw:fill-color="#4472c4"/>
      <style:text-properties fo:color="#4472c4" style:text-position="0% 100%" fo:font-family="Calibri" fo:font-size="9pt" style:font-size-asian="9pt" style:font-size-complex="9pt"/>
    </style:style>
    <style:style style:name="ch10" style:family="chart" style:data-style-name="N125">
      <style:chart-properties chart:symbol-type="none" chart:link-data-style-to-source="true" chart:data-label-number="value" chart:data-label-text="false" chart:data-label-symbol="false" chart:label-position="top">
        <chart:label-separator>
          <text:p>; </text:p>
        </chart:label-separator>
      </style:chart-properties>
      <style:graphic-properties svg:stroke-width="0.071cm" svg:stroke-color="#c00000" draw:fill-color="#c00000"/>
      <style:text-properties fo:color="#c00000" style:text-position="0% 100%" fo:font-family="Calibri" fo:font-size="9pt" style:font-size-asian="9pt" style:font-size-complex="9pt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3.589cm" svg:height="8.562cm" xlink:href=".." xlink:type="simple" chart:class="chart:line" chart:style-name="ch1">
        <chart:title svg:x="2.493cm" svg:y="0.307cm" chart:style-name="ch2">
          <text:p>Najvišja in najnižja povprečna temperatura</text:p>
        </chart:title>
        <chart:legend chart:legend-position="bottom" svg:x="4.678cm" svg:y="7.795cm" style:legend-expansion="wide" chart:style-name="ch3"/>
        <chart:plot-area chart:style-name="ch4" table:cell-range-address="List2.B1:List2.M3 List2.A2:List2.A3" chart:data-source-has-labels="both" svg:x="1.158cm" svg:y="1.239cm" svg:width="10.652cm" svg:height="6.087cm">
          <chartooo:coordinate-region svg:x="1.811cm" svg:y="1.43cm" svg:width="9.902cm" svg:height="5.265cm"/>
          <chart:axis chart:dimension="x" chart:name="primary-x" chart:style-name="ch5" chartooo:axis-type="auto">
            <chartooo:date-scale/>
            <chart:categories table:cell-range-address="List2.B1:List2.M1"/>
          </chart:axis>
          <chart:axis chart:dimension="y" chart:name="primary-y" chart:style-name="ch6">
            <chart:title svg:x="0.23cm" svg:y="5.606cm" chart:style-name="ch7">
              <text:p>temperatura (°C)</text:p>
            </chart:title>
            <chart:grid chart:style-name="ch8" chart:class="major"/>
          </chart:axis>
          <chart:series chart:style-name="ch9" chart:values-cell-range-address="List2.B2:List2.M2" chart:label-cell-address="List2.A2:List2.A2" chart:class="chart:line">
            <chart:data-point chart:repeated="12"/>
          </chart:series>
          <chart:series chart:style-name="ch10" chart:values-cell-range-address="List2.B3:List2.M3" chart:label-cell-address="List2.A3:List2.A3" chart:class="chart:line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</text:p>
                <draw:g>
                  <svg:desc>List2.B1:List2.M1</svg:desc>
                </draw:g>
              </table:table-cell>
              <table:table-cell office:value-type="string">
                <text:p>F</text:p>
              </table:table-cell>
              <table:table-cell office:value-type="string">
                <text:p>M</text:p>
              </table:table-cell>
              <table:table-cell office:value-type="string">
                <text:p>A</text:p>
              </table:table-cell>
              <table:table-cell office:value-type="string">
                <text:p>M</text:p>
              </table:table-cell>
              <table:table-cell office:value-type="string">
                <text:p>J</text:p>
              </table:table-cell>
              <table:table-cell office:value-type="string">
                <text:p>J</text:p>
              </table:table-cell>
              <table:table-cell office:value-type="string">
                <text:p>A</text:p>
              </table:table-cell>
              <table:table-cell office:value-type="string">
                <text:p>S</text:p>
              </table:table-cell>
              <table:table-cell office:value-type="string">
                <text:p>O</text:p>
              </table:table-cell>
              <table:table-cell office:value-type="string">
                <text:p>N</text:p>
              </table:table-cell>
              <table:table-cell office:value-type="string">
                <text:p>D</text:p>
              </table:table-cell>
            </table:table-row>
          </table:table-header-rows>
          <table:table-rows>
            <table:table-row>
              <table:table-cell office:value-type="string">
                <text:p>najvišja</text:p>
                <draw:g>
                  <svg:desc>List2.A2:List2.A2</svg:desc>
                </draw:g>
              </table:table-cell>
              <table:table-cell office:value-type="float" office:value="2.2">
                <text:p>2.2</text:p>
                <draw:g>
                  <svg:desc>List2.B2:List2.M2</svg:desc>
                </draw:g>
              </table:table-cell>
              <table:table-cell office:value-type="float" office:value="5.3">
                <text:p>5.3</text:p>
              </table:table-cell>
              <table:table-cell office:value-type="float" office:value="9.9">
                <text:p>9.9</text:p>
              </table:table-cell>
              <table:table-cell office:value-type="float" office:value="14.7">
                <text:p>14.7</text:p>
              </table:table-cell>
              <table:table-cell office:value-type="float" office:value="19.9">
                <text:p>19.9</text:p>
              </table:table-cell>
              <table:table-cell office:value-type="float" office:value="22.9">
                <text:p>22.9</text:p>
              </table:table-cell>
              <table:table-cell office:value-type="float" office:value="25.2">
                <text:p>25.2</text:p>
              </table:table-cell>
              <table:table-cell office:value-type="float" office:value="24.6">
                <text:p>24.6</text:p>
              </table:table-cell>
              <table:table-cell office:value-type="float" office:value="20.1">
                <text:p>20.1</text:p>
              </table:table-cell>
              <table:table-cell office:value-type="float" office:value="15">
                <text:p>15</text:p>
              </table:table-cell>
              <table:table-cell office:value-type="float" office:value="8">
                <text:p>8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najnižja</text:p>
                <draw:g>
                  <svg:desc>List2.A3:List2.A3</svg:desc>
                </draw:g>
              </table:table-cell>
              <table:table-cell office:value-type="float" office:value="-6.4">
                <text:p>-6.4</text:p>
                <draw:g>
                  <svg:desc>List2.B3:List2.M3</svg:desc>
                </draw:g>
              </table:table-cell>
              <table:table-cell office:value-type="float" office:value="-5.2">
                <text:p>-5.2</text:p>
              </table:table-cell>
              <table:table-cell office:value-type="float" office:value="-1.3">
                <text:p>-1.3</text:p>
              </table:table-cell>
              <table:table-cell office:value-type="float" office:value="2.7">
                <text:p>2.7</text:p>
              </table:table-cell>
              <table:table-cell office:value-type="float" office:value="7.4">
                <text:p>7.4</text:p>
              </table:table-cell>
              <table:table-cell office:value-type="float" office:value="11">
                <text:p>11</text:p>
              </table:table-cell>
              <table:table-cell office:value-type="float" office:value="12.5">
                <text:p>12.5</text:p>
              </table:table-cell>
              <table:table-cell office:value-type="float" office:value="12.2">
                <text:p>12.2</text:p>
              </table:table-cell>
              <table:table-cell office:value-type="float" office:value="8.6">
                <text:p>8.6</text:p>
              </table:table-cell>
              <table:table-cell office:value-type="float" office:value="4.7">
                <text:p>4.7</text:p>
              </table:table-cell>
              <table:table-cell office:value-type="float" office:value="-0.1">
                <text:p>-0.1</text:p>
              </table:table-cell>
              <table:table-cell office:value-type="float" office:value="-4.5">
                <text:p>-4.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Windows_x86 LibreOffice_project/490fc03b25318460cfc54456516ea2519c11d1aa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